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4.038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0.933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1.016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3.956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 calcext:value-type="string">
            <text:p>Li7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Mg25</text:p>
          </table:table-cell>
          <table:table-cell office:value-type="string" calcext:value-type="string">
            <text:p>Ca43</text:p>
          </table:table-cell>
          <table:table-cell office:value-type="string" calcext:value-type="string">
            <text:p>Ti49</text:p>
          </table:table-cell>
          <table:table-cell office:value-type="string" calcext:value-type="string">
            <text:p>V51</text:p>
          </table:table-cell>
          <table:table-cell office:value-type="string" calcext:value-type="string">
            <text:p>Cr53</text:p>
          </table:table-cell>
          <table:table-cell office:value-type="string" calcext:value-type="string">
            <text:p>Mn55</text:p>
          </table:table-cell>
          <table:table-cell office:value-type="string" calcext:value-type="string">
            <text:p>Ni60</text:p>
          </table:table-cell>
          <table:table-cell office:value-type="string" calcext:value-type="string">
            <text:p>Cu65</text:p>
          </table:table-cell>
          <table:table-cell office:value-type="string" calcext:value-type="string">
            <text:p>Zn66</text:p>
          </table:table-cell>
          <table:table-cell office:value-type="string" calcext:value-type="string">
            <text:p>Rb85</text:p>
          </table:table-cell>
          <table:table-cell office:value-type="string" calcext:value-type="string">
            <text:p>Sr86</text:p>
          </table:table-cell>
          <table:table-cell office:value-type="string" calcext:value-type="string">
            <text:p>Y89</text:p>
          </table:table-cell>
          <table:table-cell office:value-type="string" calcext:value-type="string">
            <text:p>Mo97</text:p>
          </table:table-cell>
          <table:table-cell office:value-type="string" calcext:value-type="string">
            <text:p>Cd111</text:p>
          </table:table-cell>
          <table:table-cell office:value-type="string" calcext:value-type="string">
            <text:p>Sn118</text:p>
          </table:table-cell>
          <table:table-cell office:value-type="string" calcext:value-type="string">
            <text:p>Ba138</text:p>
          </table:table-cell>
          <table:table-cell office:value-type="string" calcext:value-type="string">
            <text:p>Pb208</text:p>
          </table:table-cell>
          <table:table-cell office:value-type="string" calcext:value-type="string">
            <text:p>Th232</text:p>
          </table:table-cell>
          <table:table-cell office:value-type="string" calcext:value-type="string">
            <text:p>U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.1" calcext:value-type="float">
            <text:p>30,1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477634252655967" calcext:value-type="float">
            <text:p>0,4776342527</text:p>
          </table:table-cell>
          <table:table-cell table:style-name="ce1" office:value-type="float" office:value="0.0000193133768522399" calcext:value-type="float">
            <text:p>1,93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28933060323773" calcext:value-type="float">
            <text:p>0,012893306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.8" calcext:value-type="float">
            <text:p>31,8</text:p>
          </table:table-cell>
          <table:table-cell office:value-type="string" calcext:value-type="string">
            <text:p>NA</text:p>
          </table:table-cell>
          <table:table-cell office:value-type="float" office:value="0.000439809791595521" calcext:value-type="float">
            <text:p>0,000439809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554409639530775" calcext:value-type="float">
            <text:p>0,5544096395</text:p>
          </table:table-cell>
          <table:table-cell table:style-name="ce1" office:value-type="float" office:value="0.0000282515400474303" calcext:value-type="float">
            <text:p>2,83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8639955644185" calcext:value-type="float">
            <text:p>0,0138639956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.6" calcext:value-type="float">
            <text:p>33,6</text:p>
          </table:table-cell>
          <table:table-cell office:value-type="string" calcext:value-type="string">
            <text:p>NA</text:p>
          </table:table-cell>
          <table:table-cell office:value-type="float" office:value="0.000413166744177186" calcext:value-type="float">
            <text:p>0,000413166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000170985994215163" calcext:value-type="float">
            <text:p>0,000170986</text:p>
          </table:table-cell>
          <table:table-cell office:value-type="float" office:value="0.000101811755866868" calcext:value-type="float">
            <text:p>0,0001018118</text:p>
          </table:table-cell>
          <table:table-cell office:value-type="float" office:value="0.506112297641288" calcext:value-type="float">
            <text:p>0,5061122976</text:p>
          </table:table-cell>
          <table:table-cell table:style-name="ce1" office:value-type="float" office:value="0.0000170500046992724" calcext:value-type="float">
            <text:p>1,71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7656222789717" calcext:value-type="float">
            <text:p>0,013765622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.4" calcext:value-type="float">
            <text:p>35,4</text:p>
          </table:table-cell>
          <table:table-cell office:value-type="string" calcext:value-type="string">
            <text:p>NA</text:p>
          </table:table-cell>
          <table:table-cell office:value-type="float" office:value="0.00029274044462648" calcext:value-type="float">
            <text:p>0,000292740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0.000175856717626698" calcext:value-type="float">
            <text:p>0,0001758567</text:p>
          </table:table-cell>
          <table:table-cell office:value-type="string" calcext:value-type="string">
            <text:p>NA</text:p>
          </table:table-cell>
          <table:table-cell office:value-type="float" office:value="0.446336642037275" calcext:value-type="float">
            <text:p>0,446336642</text:p>
          </table:table-cell>
          <table:table-cell table:style-name="ce1" office:value-type="float" office:value="0.0000217351944695367" calcext:value-type="float">
            <text:p>2,17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42189000256653" calcext:value-type="float">
            <text:p>0,014218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1" calcext:value-type="float">
            <text:p>37,1</text:p>
          </table:table-cell>
          <table:table-cell office:value-type="string" calcext:value-type="string">
            <text:p>NA</text:p>
          </table:table-cell>
          <table:table-cell office:value-type="float" office:value="0.00034236798576937" calcext:value-type="float">
            <text:p>0,00034236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01691806987447" calcext:value-type="float">
            <text:p>0,0001016918</text:p>
          </table:table-cell>
          <table:table-cell office:value-type="float" office:value="0.404057191935862" calcext:value-type="float">
            <text:p>0,4040571919</text:p>
          </table:table-cell>
          <table:table-cell table:style-name="ce1" office:value-type="float" office:value="0.0000165318362678792" calcext:value-type="float">
            <text:p>1,65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02963058991883" calcext:value-type="float">
            <text:p>0,010296305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.9" calcext:value-type="float">
            <text:p>38,9</text:p>
          </table:table-cell>
          <table:table-cell office:value-type="string" calcext:value-type="string">
            <text:p>NA</text:p>
          </table:table-cell>
          <table:table-cell office:value-type="float" office:value="0.000417440024853858" calcext:value-type="float">
            <text:p>0,0004174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A</text:p>
          </table:table-cell>
          <table:table-cell table:style-name="ce1" office:value-type="float" office:value="0.0000271051476558342" calcext:value-type="float">
            <text:p>2,71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418395304454" calcext:value-type="float">
            <text:p>0,01418395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.7" calcext:value-type="float">
            <text:p>40,7</text:p>
          </table:table-cell>
          <table:table-cell office:value-type="string" calcext:value-type="string">
            <text:p>NA</text:p>
          </table:table-cell>
          <table:table-cell office:value-type="float" office:value="0.000362965206574981" calcext:value-type="float">
            <text:p>0,000362965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455886145485091" calcext:value-type="float">
            <text:p>0,4558861455</text:p>
          </table:table-cell>
          <table:table-cell table:style-name="ce1" office:value-type="float" office:value="0.000019165390895624" calcext:value-type="float">
            <text:p>1,92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27945129398104" calcext:value-type="float">
            <text:p>0,012794512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.4" calcext:value-type="float">
            <text:p>42,4</text:p>
          </table:table-cell>
          <table:table-cell office:value-type="string" calcext:value-type="string">
            <text:p>NA</text:p>
          </table:table-cell>
          <table:table-cell office:value-type="float" office:value="0.000235459809594909" calcext:value-type="float">
            <text:p>0,000235459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457793997776121" calcext:value-type="float">
            <text:p>0,4577939978</text:p>
          </table:table-cell>
          <table:table-cell table:style-name="ce1" office:value-type="float" office:value="0.0000208196620758725" calcext:value-type="float">
            <text:p>2,08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26739724117616" calcext:value-type="float">
            <text:p>0,012673972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.2" calcext:value-type="float">
            <text:p>44,2</text:p>
          </table:table-cell>
          <table:table-cell office:value-type="string" calcext:value-type="string">
            <text:p>NA</text:p>
          </table:table-cell>
          <table:table-cell office:value-type="float" office:value="0.000245208552784806" calcext:value-type="float">
            <text:p>0,000245208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438440885487804" calcext:value-type="float">
            <text:p>0,4384408855</text:p>
          </table:table-cell>
          <table:table-cell table:style-name="ce1" office:value-type="float" office:value="0.0000314743403958625" calcext:value-type="float">
            <text:p>3,15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3067151644241" calcext:value-type="float">
            <text:p>0,013306715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A</text:p>
          </table:table-cell>
          <table:table-cell office:value-type="float" office:value="0.000367917907024263" calcext:value-type="float">
            <text:p>0,000367917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0.00026936450546776" calcext:value-type="float">
            <text:p>0,0002693645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0.576499662964251" calcext:value-type="float">
            <text:p>0,57649966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21994591398414" calcext:value-type="float">
            <text:p>0,012199459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.7" calcext:value-type="float">
            <text:p>47,7</text:p>
          </table:table-cell>
          <table:table-cell office:value-type="string" calcext:value-type="string">
            <text:p>NA</text:p>
          </table:table-cell>
          <table:table-cell office:value-type="float" office:value="0.000283519595195057" calcext:value-type="float">
            <text:p>0,000283519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36665742678158" calcext:value-type="float">
            <text:p>0,3666574268</text:p>
          </table:table-cell>
          <table:table-cell table:style-name="ce1" office:value-type="float" office:value="0.0000217367631498796" calcext:value-type="float">
            <text:p>2,17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10283122944264" calcext:value-type="float">
            <text:p>0,01102831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.5" calcext:value-type="float">
            <text:p>49,5</text:p>
          </table:table-cell>
          <table:table-cell office:value-type="string" calcext:value-type="string">
            <text:p>NA</text:p>
          </table:table-cell>
          <table:table-cell office:value-type="float" office:value="0.000272041288350922" calcext:value-type="float">
            <text:p>0,000272041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30949705436759" calcext:value-type="float">
            <text:p>0,0001309497</text:p>
          </table:table-cell>
          <table:table-cell office:value-type="float" office:value="0.527378096378833" calcext:value-type="float">
            <text:p>0,5273780964</text:p>
          </table:table-cell>
          <table:table-cell table:style-name="ce1" office:value-type="float" office:value="0.0000269362955311927" calcext:value-type="float">
            <text:p>2,69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8223082457129" calcext:value-type="float">
            <text:p>0,013822308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.3" calcext:value-type="float">
            <text:p>51,3</text:p>
          </table:table-cell>
          <table:table-cell office:value-type="string" calcext:value-type="string">
            <text:p>NA</text:p>
          </table:table-cell>
          <table:table-cell office:value-type="float" office:value="0.000404902699390748" calcext:value-type="float">
            <text:p>0,000404902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33757473244387" calcext:value-type="float">
            <text:p>0,0001337575</text:p>
          </table:table-cell>
          <table:table-cell office:value-type="float" office:value="0.580447495536421" calcext:value-type="float">
            <text:p>0,5804474955</text:p>
          </table:table-cell>
          <table:table-cell table:style-name="ce1" office:value-type="float" office:value="0.0000163517504064687" calcext:value-type="float">
            <text:p>1,64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16409254965762" calcext:value-type="float">
            <text:p>0,011640925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A</text:p>
          </table:table-cell>
          <table:table-cell office:value-type="float" office:value="0.000286826522664221" calcext:value-type="float">
            <text:p>0,000286826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26743630499892" calcext:value-type="float">
            <text:p>0,0001267436</text:p>
          </table:table-cell>
          <table:table-cell office:value-type="float" office:value="0.511553953641771" calcext:value-type="float">
            <text:p>0,511553953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30545678816178" calcext:value-type="float">
            <text:p>0,013054567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.8" calcext:value-type="float">
            <text:p>54,8</text:p>
          </table:table-cell>
          <table:table-cell office:value-type="string" calcext:value-type="string">
            <text:p>NA</text:p>
          </table:table-cell>
          <table:table-cell office:value-type="float" office:value="0.000250299389594461" calcext:value-type="float">
            <text:p>0,000250299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447489469996379" calcext:value-type="float">
            <text:p>0,44748947</text:p>
          </table:table-cell>
          <table:table-cell table:style-name="ce1" office:value-type="float" office:value="0.0000294522316656508" calcext:value-type="float">
            <text:p>2,95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21810469342453" calcext:value-type="float">
            <text:p>0,012181046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.6" calcext:value-type="float">
            <text:p>56,6</text:p>
          </table:table-cell>
          <table:table-cell office:value-type="string" calcext:value-type="string">
            <text:p>NA</text:p>
          </table:table-cell>
          <table:table-cell office:value-type="float" office:value="0.00030836482493323" calcext:value-type="float">
            <text:p>0,0003083648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string" calcext:value-type="string">
            <text:p>NA</text:p>
          </table:table-cell>
          <table:table-cell office:value-type="float" office:value="0.0119762822178642" calcext:value-type="float">
            <text:p>0,011976282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.3" calcext:value-type="float">
            <text:p>58,3</text:p>
          </table:table-cell>
          <table:table-cell office:value-type="string" calcext:value-type="string">
            <text:p>NA</text:p>
          </table:table-cell>
          <table:table-cell office:value-type="float" office:value="0.000280459258830377" calcext:value-type="float">
            <text:p>0,000280459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71349064839933" calcext:value-type="float">
            <text:p>0,0001713491</text:p>
          </table:table-cell>
          <table:table-cell office:value-type="float" office:value="0.448438630218749" calcext:value-type="float">
            <text:p>0,4484386302</text:p>
          </table:table-cell>
          <table:table-cell table:style-name="ce1" office:value-type="float" office:value="0.0000282444511153496" calcext:value-type="float">
            <text:p>2,82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36440914566282" calcext:value-type="float">
            <text:p>0,013644091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.1" calcext:value-type="float">
            <text:p>60,1</text:p>
          </table:table-cell>
          <table:table-cell office:value-type="string" calcext:value-type="string">
            <text:p>NA</text:p>
          </table:table-cell>
          <table:table-cell office:value-type="float" office:value="0.000195847902856738" calcext:value-type="float">
            <text:p>0,000195847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465352679487534" calcext:value-type="float">
            <text:p>0,465352679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12414786217572" calcext:value-type="float">
            <text:p>0,0112414786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.9" calcext:value-type="float">
            <text:p>61,9</text:p>
          </table:table-cell>
          <table:table-cell office:value-type="string" calcext:value-type="string">
            <text:p>NA</text:p>
          </table:table-cell>
          <table:table-cell office:value-type="float" office:value="0.000331184499318467" calcext:value-type="float">
            <text:p>0,0003311845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55582293221375" calcext:value-type="float">
            <text:p>0,0001555823</text:p>
          </table:table-cell>
          <table:table-cell office:value-type="float" office:value="0.449075663563856" calcext:value-type="float">
            <text:p>0,4490756636</text:p>
          </table:table-cell>
          <table:table-cell table:style-name="ce1" office:value-type="float" office:value="0.0000310329672584446" calcext:value-type="float">
            <text:p>3,10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50093094997502" calcext:value-type="float">
            <text:p>0,015009309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.6" calcext:value-type="float">
            <text:p>63,6</text:p>
          </table:table-cell>
          <table:table-cell office:value-type="string" calcext:value-type="string">
            <text:p>NA</text:p>
          </table:table-cell>
          <table:table-cell office:value-type="float" office:value="0.000219326371044187" calcext:value-type="float">
            <text:p>0,000219326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619349850217066" calcext:value-type="float">
            <text:p>0,6193498502</text:p>
          </table:table-cell>
          <table:table-cell table:style-name="ce1" office:value-type="float" office:value="0.0000152678179973718" calcext:value-type="float">
            <text:p>1,53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12921131181728" calcext:value-type="float">
            <text:p>0,011292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.4" calcext:value-type="float">
            <text:p>65,4</text:p>
          </table:table-cell>
          <table:table-cell office:value-type="string" calcext:value-type="string">
            <text:p>NA</text:p>
          </table:table-cell>
          <table:table-cell office:value-type="float" office:value="0.000215232850874721" calcext:value-type="float">
            <text:p>0,000215232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459782111262158" calcext:value-type="float">
            <text:p>0,4597821113</text:p>
          </table:table-cell>
          <table:table-cell table:style-name="ce1" office:value-type="float" office:value="0.0000237248741515275" calcext:value-type="float">
            <text:p>2,37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00744577971861" calcext:value-type="float">
            <text:p>0,0100744578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.2" calcext:value-type="float">
            <text:p>67,2</text:p>
          </table:table-cell>
          <table:table-cell office:value-type="string" calcext:value-type="string">
            <text:p>NA</text:p>
          </table:table-cell>
          <table:table-cell office:value-type="float" office:value="0.000222689424678353" calcext:value-type="float">
            <text:p>0,000222689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00974847468251" calcext:value-type="float">
            <text:p>0,0001009748</text:p>
          </table:table-cell>
          <table:table-cell office:value-type="float" office:value="0.353731696584735" calcext:value-type="float">
            <text:p>0,353731696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982037158235957" calcext:value-type="float">
            <text:p>0,0098203716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8.9" calcext:value-type="float">
            <text:p>68,9</text:p>
          </table:table-cell>
          <table:table-cell office:value-type="string" calcext:value-type="string">
            <text:p>NA</text:p>
          </table:table-cell>
          <table:table-cell office:value-type="float" office:value="0.000296190135625469" calcext:value-type="float">
            <text:p>0,000296190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3794124521095" calcext:value-type="float">
            <text:p>0,0001379412</text:p>
          </table:table-cell>
          <table:table-cell office:value-type="float" office:value="0.502707988929762" calcext:value-type="float">
            <text:p>0,5027079889</text:p>
          </table:table-cell>
          <table:table-cell table:style-name="ce1" office:value-type="float" office:value="0.0000253252929484191" calcext:value-type="float">
            <text:p>2,53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102726505903826" calcext:value-type="float">
            <text:p>0,0102726506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0.7" calcext:value-type="float">
            <text:p>70,7</text:p>
          </table:table-cell>
          <table:table-cell office:value-type="string" calcext:value-type="string">
            <text:p>NA</text:p>
          </table:table-cell>
          <table:table-cell office:value-type="float" office:value="0.000260515745226493" calcext:value-type="float">
            <text:p>0,0002605157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13445989973432" calcext:value-type="float">
            <text:p>0,000113446</text:p>
          </table:table-cell>
          <table:table-cell office:value-type="float" office:value="0.415578026160571" calcext:value-type="float">
            <text:p>0,415578026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14945954704298" calcext:value-type="float">
            <text:p>0,011494595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2.5" calcext:value-type="float">
            <text:p>72,5</text:p>
          </table:table-cell>
          <table:table-cell office:value-type="string" calcext:value-type="string">
            <text:p>NA</text:p>
          </table:table-cell>
          <table:table-cell office:value-type="float" office:value="0.000291079150092608" calcext:value-type="float">
            <text:p>0,0002910792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6340369322105" calcext:value-type="float">
            <text:p>0,0001634037</text:p>
          </table:table-cell>
          <table:table-cell office:value-type="float" office:value="0.417794037873789" calcext:value-type="float">
            <text:p>0,417794037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02638939279859" calcext:value-type="float">
            <text:p>0,0102638939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.2" calcext:value-type="float">
            <text:p>74,2</text:p>
          </table:table-cell>
          <table:table-cell office:value-type="string" calcext:value-type="string">
            <text:p>NA</text:p>
          </table:table-cell>
          <table:table-cell office:value-type="float" office:value="0.000170692997745507" calcext:value-type="float">
            <text:p>0,000170693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661662910691448" calcext:value-type="float">
            <text:p>0,661662910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15493550515169" calcext:value-type="float">
            <text:p>0,011549355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.0000152452875022582" calcext:value-type="float">
            <text:p>1,52E-0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</text:p>
          </table:table-cell>
          <table:table-cell office:value-type="float" office:value="0.000244479560268806" calcext:value-type="float">
            <text:p>0,000244479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table:style-name="ce1" office:value-type="float" office:value="0.0000985261807341121" calcext:value-type="float">
            <text:p>9,85E-005</text:p>
          </table:table-cell>
          <table:table-cell office:value-type="float" office:value="0.301913363762151" calcext:value-type="float">
            <text:p>0,3019133638</text:p>
          </table:table-cell>
          <table:table-cell table:style-name="ce1" office:value-type="float" office:value="0.0000153792345112179" calcext:value-type="float">
            <text:p>1,54E-00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889679609868962" calcext:value-type="float">
            <text:p>0,008896796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7.8" calcext:value-type="float">
            <text:p>77,8</text:p>
          </table:table-cell>
          <table:table-cell office:value-type="string" calcext:value-type="string">
            <text:p>NA</text:p>
          </table:table-cell>
          <table:table-cell office:value-type="float" office:value="0.000223160115962692" calcext:value-type="float">
            <text:p>0,000223160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float" office:value="0.000126061811056397" calcext:value-type="float">
            <text:p>0,0001260618</text:p>
          </table:table-cell>
          <table:table-cell office:value-type="float" office:value="0.458389596606991" calcext:value-type="float">
            <text:p>0,458389596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05064947600827" calcext:value-type="float">
            <text:p>0,0105064948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.5" calcext:value-type="float">
            <text:p>79,5</text:p>
          </table:table-cell>
          <table:table-cell office:value-type="string" calcext:value-type="string">
            <text:p>NA</text:p>
          </table:table-cell>
          <table:table-cell office:value-type="float" office:value="0.000144479616708182" calcext:value-type="float">
            <text:p>0,000144479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362389822373841" calcext:value-type="float">
            <text:p>0,362389822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03883069184749" calcext:value-type="float">
            <text:p>0,01038830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.3" calcext:value-type="float">
            <text:p>81,3</text:p>
          </table:table-cell>
          <table:table-cell office:value-type="string" calcext:value-type="string">
            <text:p>NA</text:p>
          </table:table-cell>
          <table:table-cell office:value-type="float" office:value="0.000160758925625601" calcext:value-type="float">
            <text:p>0,000160758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398076986885992" calcext:value-type="float">
            <text:p>0,398076986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0974744526509826" calcext:value-type="float">
            <text:p>0,009747445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3.1" calcext:value-type="float">
            <text:p>83,1</text:p>
          </table:table-cell>
          <table:table-cell office:value-type="string" calcext:value-type="string">
            <text:p>NA</text:p>
          </table:table-cell>
          <table:table-cell office:value-type="float" office:value="0.00013243188026402" calcext:value-type="float">
            <text:p>0,0001324319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4507219865991" calcext:value-type="float">
            <text:p>0,450721986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12759551123113" calcext:value-type="float">
            <text:p>0,0112759551</text:p>
          </table:table-cell>
          <table:table-cell office:value-type="float" office:value="0.000193333598388357" calcext:value-type="float">
            <text:p>0,0001933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4.8" calcext:value-type="float">
            <text:p>84,8</text:p>
          </table:table-cell>
          <table:table-cell office:value-type="string" calcext:value-type="string">
            <text:p>NA</text:p>
          </table:table-cell>
          <table:table-cell office:value-type="float" office:value="0.000215406378373403" calcext:value-type="float">
            <text:p>0,000215406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float" office:value="0.387855469798919" calcext:value-type="float">
            <text:p>0,387855469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0.0117705853198415" calcext:value-type="float">
            <text:p>0,011770585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/>
          <table:table-cell office:value-type="string" calcext:value-type="string">
            <text:p>Summary NIST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ter</text:p>
          </table:table-cell>
          <table:table-cell office:value-type="float" office:value="0.0677003291545345" calcext:value-type="float">
            <text:p>0,0677003292</text:p>
          </table:table-cell>
          <table:table-cell office:value-type="float" office:value="0.0254908790157736" calcext:value-type="float">
            <text:p>0,025490879</text:p>
          </table:table-cell>
          <table:table-cell office:value-type="float" office:value="0.0437423975709157" calcext:value-type="float">
            <text:p>0,0437423976</text:p>
          </table:table-cell>
          <table:table-cell office:value-type="float" office:value="1" calcext:value-type="float">
            <text:p>1</text:p>
          </table:table-cell>
          <table:table-cell office:value-type="float" office:value="0.012442490700662" calcext:value-type="float">
            <text:p>0,0124424907</text:p>
          </table:table-cell>
          <table:table-cell office:value-type="float" office:value="0.264020690328844" calcext:value-type="float">
            <text:p>0,2640206903</text:p>
          </table:table-cell>
          <table:table-cell office:value-type="float" office:value="0.0221246883852543" calcext:value-type="float">
            <text:p>0,0221246884</text:p>
          </table:table-cell>
          <table:table-cell office:value-type="float" office:value="0.312277005899946" calcext:value-type="float">
            <text:p>0,3122770059</text:p>
          </table:table-cell>
          <table:table-cell office:value-type="float" office:value="0.059357649071002" calcext:value-type="float">
            <text:p>0,0593576491</text:p>
          </table:table-cell>
          <table:table-cell office:value-type="float" office:value="0.0596776704727641" calcext:value-type="float">
            <text:p>0,0596776705</text:p>
          </table:table-cell>
          <table:table-cell office:value-type="float" office:value="0.0217424480537617" calcext:value-type="float">
            <text:p>0,0217424481</text:p>
          </table:table-cell>
          <table:table-cell office:value-type="float" office:value="0.241428257927846" calcext:value-type="float">
            <text:p>0,2414282579</text:p>
          </table:table-cell>
          <table:table-cell office:value-type="float" office:value="0.0789945691624865" calcext:value-type="float">
            <text:p>0,0789945692</text:p>
          </table:table-cell>
          <table:table-cell office:value-type="float" office:value="0.267489978729327" calcext:value-type="float">
            <text:p>0,2674899787</text:p>
          </table:table-cell>
          <table:table-cell office:value-type="float" office:value="0.0257974053956059" calcext:value-type="float">
            <text:p>0,0257974054</text:p>
          </table:table-cell>
          <table:table-cell office:value-type="float" office:value="0.0162361638831195" calcext:value-type="float">
            <text:p>0,0162361639</text:p>
          </table:table-cell>
          <table:table-cell office:value-type="float" office:value="0.0994551361328895" calcext:value-type="float">
            <text:p>0,0994551361</text:p>
          </table:table-cell>
          <table:table-cell office:value-type="float" office:value="0.364711491383383" calcext:value-type="float">
            <text:p>0,3647114914</text:p>
          </table:table-cell>
          <table:table-cell office:value-type="float" office:value="0.231002358276199" calcext:value-type="float">
            <text:p>0,2310023583</text:p>
          </table:table-cell>
          <table:table-cell office:value-type="float" office:value="0.309802273850061" calcext:value-type="float">
            <text:p>0,3098022739</text:p>
          </table:table-cell>
          <table:table-cell office:value-type="float" office:value="0.335501950457665" calcext:value-type="float">
            <text:p>0,3355019505</text:p>
          </table:table-cell>
        </table:table-row>
        <table:table-row table:style-name="ro1">
          <table:table-cell/>
          <table:table-cell office:value-type="string" calcext:value-type="string">
            <text:p>pente</text:p>
          </table:table-cell>
          <table:table-cell office:value-type="float" office:value="-0.000413169160946019" calcext:value-type="float">
            <text:p>-0,00041316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124698521576357" calcext:value-type="float">
            <text:p>0,0012469852</text:p>
          </table:table-cell>
          <table:table-cell table:number-columns-repeated="14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k ech</text:p>
          </table:table-cell>
          <table:table-cell office:value-type="float" office:value="3" calcext:value-type="float">
            <text:p>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Valeur stand</text:p>
          </table:table-cell>
          <table:table-cell table:formula="of:=[.$C$41]*[.C40]+[.C39]" office:value-type="float" office:value="0.0664608216716964" calcext:value-type="float">
            <text:p>0,0664608217</text:p>
          </table:table-cell>
          <table:table-cell table:formula="of:=[.$C$41]*[.D40]+[.D39]" office:value-type="float" office:value="0.0254908790157736" calcext:value-type="float">
            <text:p>0,025490879</text:p>
          </table:table-cell>
          <table:table-cell table:formula="of:=[.$C$41]*[.E40]+[.E39]" office:value-type="float" office:value="0.0437423975709157" calcext:value-type="float">
            <text:p>0,0437423976</text:p>
          </table:table-cell>
          <table:table-cell table:formula="of:=[.$C$41]*[.F40]+[.F39]" office:value-type="float" office:value="1" calcext:value-type="float">
            <text:p>1</text:p>
          </table:table-cell>
          <table:table-cell table:formula="of:=[.$C$41]*[.G40]+[.G39]" office:value-type="float" office:value="0.012442490700662" calcext:value-type="float">
            <text:p>0,0124424907</text:p>
          </table:table-cell>
          <table:table-cell table:formula="of:=[.$C$41]*[.H40]+[.H39]" office:value-type="float" office:value="0.267761645976135" calcext:value-type="float">
            <text:p>0,267761646</text:p>
          </table:table-cell>
          <table:table-cell table:formula="of:=[.$C$41]*[.I40]+[.I39]" office:value-type="float" office:value="0.0221246883852543" calcext:value-type="float">
            <text:p>0,0221246884</text:p>
          </table:table-cell>
          <table:table-cell table:formula="of:=[.$C$41]*[.J40]+[.J39]" office:value-type="float" office:value="0.312277005899946" calcext:value-type="float">
            <text:p>0,3122770059</text:p>
          </table:table-cell>
          <table:table-cell table:formula="of:=[.$C$41]*[.K40]+[.K39]" office:value-type="float" office:value="0.059357649071002" calcext:value-type="float">
            <text:p>0,0593576491</text:p>
          </table:table-cell>
          <table:table-cell table:formula="of:=[.$C$41]*[.L40]+[.L39]" office:value-type="float" office:value="0.0596776704727641" calcext:value-type="float">
            <text:p>0,0596776705</text:p>
          </table:table-cell>
          <table:table-cell table:formula="of:=[.$C$41]*[.M40]+[.M39]" office:value-type="float" office:value="0.0217424480537617" calcext:value-type="float">
            <text:p>0,0217424481</text:p>
          </table:table-cell>
          <table:table-cell table:formula="of:=[.$C$41]*[.N40]+[.N39]" office:value-type="float" office:value="0.241428257927846" calcext:value-type="float">
            <text:p>0,2414282579</text:p>
          </table:table-cell>
          <table:table-cell table:formula="of:=[.$C$41]*[.O40]+[.O39]" office:value-type="float" office:value="0.0789945691624865" calcext:value-type="float">
            <text:p>0,0789945692</text:p>
          </table:table-cell>
          <table:table-cell table:formula="of:=[.$C$41]*[.P40]+[.P39]" office:value-type="float" office:value="0.267489978729327" calcext:value-type="float">
            <text:p>0,2674899787</text:p>
          </table:table-cell>
          <table:table-cell table:formula="of:=[.$C$41]*[.Q40]+[.Q39]" office:value-type="float" office:value="0.0257974053956059" calcext:value-type="float">
            <text:p>0,0257974054</text:p>
          </table:table-cell>
          <table:table-cell table:formula="of:=[.$C$41]*[.R40]+[.R39]" office:value-type="float" office:value="0.0162361638831195" calcext:value-type="float">
            <text:p>0,0162361639</text:p>
          </table:table-cell>
          <table:table-cell table:formula="of:=[.$C$41]*[.S40]+[.S39]" office:value-type="float" office:value="0.0994551361328895" calcext:value-type="float">
            <text:p>0,0994551361</text:p>
          </table:table-cell>
          <table:table-cell table:formula="of:=[.$C$41]*[.T40]+[.T39]" office:value-type="float" office:value="0.364711491383383" calcext:value-type="float">
            <text:p>0,3647114914</text:p>
          </table:table-cell>
          <table:table-cell table:formula="of:=[.$C$41]*[.U40]+[.U39]" office:value-type="float" office:value="0.231002358276199" calcext:value-type="float">
            <text:p>0,2310023583</text:p>
          </table:table-cell>
          <table:table-cell table:formula="of:=[.$C$41]*[.V40]+[.V39]" office:value-type="float" office:value="0.309802273850061" calcext:value-type="float">
            <text:p>0,3098022739</text:p>
          </table:table-cell>
          <table:table-cell table:formula="of:=[.$C$41]*[.W40]+[.W39]" office:value-type="float" office:value="0.335501950457665" calcext:value-type="float">
            <text:p>0,3355019505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Rapport</text:p>
          </table:table-cell>
          <table:table-cell office:value-type="float" office:value="0.000488429" calcext:value-type="float">
            <text:p>0,000488429</text:p>
          </table:table-cell>
          <table:table-cell office:value-type="float" office:value="0.000408357" calcext:value-type="float">
            <text:p>0,000408357</text:p>
          </table:table-cell>
          <table:table-cell office:value-type="float" office:value="0.000910542" calcext:value-type="float">
            <text:p>0,000910542</text:p>
          </table:table-cell>
          <table:table-cell office:value-type="float" office:value="1" calcext:value-type="float">
            <text:p>1</text:p>
          </table:table-cell>
          <table:table-cell office:value-type="float" office:value="0.000565679" calcext:value-type="float">
            <text:p>0,000565679</text:p>
          </table:table-cell>
          <table:table-cell office:value-type="float" office:value="0.00046115" calcext:value-type="float">
            <text:p>0,00046115</text:p>
          </table:table-cell>
          <table:table-cell office:value-type="float" office:value="0.000468911" calcext:value-type="float">
            <text:p>0,000468911</text:p>
          </table:table-cell>
          <table:table-cell office:value-type="float" office:value="0.000451861" calcext:value-type="float">
            <text:p>0,000451861</text:p>
          </table:table-cell>
          <table:table-cell office:value-type="float" office:value="0.000451979" calcext:value-type="float">
            <text:p>0,000451979</text:p>
          </table:table-cell>
          <table:table-cell office:value-type="float" office:value="0.000431638" calcext:value-type="float">
            <text:p>0,000431638</text:p>
          </table:table-cell>
          <table:table-cell office:value-type="float" office:value="0.000445865" calcext:value-type="float">
            <text:p>0,000445865</text:p>
          </table:table-cell>
          <table:table-cell office:value-type="float" office:value="0.000371907" calcext:value-type="float">
            <text:p>0,000371907</text:p>
          </table:table-cell>
          <table:table-cell office:value-type="float" office:value="0.000895375" calcext:value-type="float">
            <text:p>0,000895375</text:p>
          </table:table-cell>
          <table:table-cell office:value-type="float" office:value="0.000449745" calcext:value-type="float">
            <text:p>0,000449745</text:p>
          </table:table-cell>
          <table:table-cell office:value-type="float" office:value="0.000450333" calcext:value-type="float">
            <text:p>0,000450333</text:p>
          </table:table-cell>
          <table:table-cell office:value-type="float" office:value="0.000332988" calcext:value-type="float">
            <text:p>0,000332988</text:p>
          </table:table-cell>
          <table:table-cell office:value-type="float" office:value="0.000446335" calcext:value-type="float">
            <text:p>0,000446335</text:p>
          </table:table-cell>
          <table:table-cell office:value-type="float" office:value="0.000443748" calcext:value-type="float">
            <text:p>0,000443748</text:p>
          </table:table-cell>
          <table:table-cell office:value-type="float" office:value="0.000458093" calcext:value-type="float">
            <text:p>0,000458093</text:p>
          </table:table-cell>
          <table:table-cell office:value-type="float" office:value="0.000437752" calcext:value-type="float">
            <text:p>0,000437752</text:p>
          </table:table-cell>
          <table:table-cell office:value-type="float" office:value="0.000436811" calcext:value-type="float">
            <text:p>0,000436811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Après correction pente</text:p>
          </table:table-cell>
          <table:table-cell table:number-columns-repeated="21"/>
        </table:table-row>
        <table:table-row table:style-name="ro1">
          <table:table-cell/>
          <table:table-cell office:value-type="float" office:value="30.1" calcext:value-type="float">
            <text:p>30,1</text:p>
          </table:table-cell>
          <table:table-cell table:formula="of:=[.C2]*[.C$42]/[.C$44]" office:value-type="string" office:string-value="" calcext:value-type="error">
            <text:p>#VALEUR !</text:p>
          </table:table-cell>
          <table:table-cell table:formula="of:=[.D2]*[.D$42]/[.D$44]" office:value-type="string" office:string-value="" calcext:value-type="error">
            <text:p>#VALEUR !</text:p>
          </table:table-cell>
          <table:table-cell table:formula="of:=[.E2]*[.E$42]/[.E$44]" office:value-type="string" office:string-value="" calcext:value-type="error">
            <text:p>#VALEUR !</text:p>
          </table:table-cell>
          <table:table-cell table:formula="of:=[.F2]*[.F$42]/[.F$44]" office:value-type="float" office:value="1" calcext:value-type="float">
            <text:p>1</text:p>
          </table:table-cell>
          <table:table-cell table:formula="of:=[.G2]*[.G$42]/[.G$44]" office:value-type="string" office:string-value="" calcext:value-type="error">
            <text:p>#VALEUR !</text:p>
          </table:table-cell>
          <table:table-cell table:formula="of:=[.H2]*[.H$42]/[.H$44]" office:value-type="string" office:string-value="" calcext:value-type="error">
            <text:p>#VALEUR !</text:p>
          </table:table-cell>
          <table:table-cell table:formula="of:=[.I2]*[.I$42]/[.I$44]" office:value-type="string" office:string-value="" calcext:value-type="error">
            <text:p>#VALEUR !</text:p>
          </table:table-cell>
          <table:table-cell table:formula="of:=[.J2]*[.J$42]/[.J$44]" office:value-type="string" office:string-value="" calcext:value-type="error">
            <text:p>#VALEUR !</text:p>
          </table:table-cell>
          <table:table-cell table:formula="of:=[.K2]*[.K$42]/[.K$44]" office:value-type="string" office:string-value="" calcext:value-type="error">
            <text:p>#VALEUR !</text:p>
          </table:table-cell>
          <table:table-cell table:formula="of:=[.L2]*[.L$42]/[.L$44]" office:value-type="string" office:string-value="" calcext:value-type="error">
            <text:p>#VALEUR !</text:p>
          </table:table-cell>
          <table:table-cell table:formula="of:=[.M2]*[.M$42]/[.M$44]" office:value-type="string" office:string-value="" calcext:value-type="error">
            <text:p>#VALEUR !</text:p>
          </table:table-cell>
          <table:table-cell table:formula="of:=[.N2]*[.N$42]/[.N$44]" office:value-type="string" office:string-value="" calcext:value-type="error">
            <text:p>#VALEUR !</text:p>
          </table:table-cell>
          <table:table-cell table:formula="of:=[.O2]*[.O$42]/[.O$44]" office:value-type="float" office:value="42.1393405062732" calcext:value-type="float">
            <text:p>42,1393405063</text:p>
          </table:table-cell>
          <table:table-cell table:formula="of:=[.P2]*[.P$42]/[.P$44]" office:value-type="float" office:value="0.0114868086657931" calcext:value-type="float">
            <text:p>0,0114868087</text:p>
          </table:table-cell>
          <table:table-cell table:formula="of:=[.Q2]*[.Q$42]/[.Q$44]" office:value-type="string" office:string-value="" calcext:value-type="error">
            <text:p>#VALEUR !</text:p>
          </table:table-cell>
          <table:table-cell table:formula="of:=[.R2]*[.R$42]/[.R$44]" office:value-type="string" office:string-value="" calcext:value-type="error">
            <text:p>#VALEUR !</text:p>
          </table:table-cell>
          <table:table-cell table:formula="of:=[.S2]*[.S$42]/[.S$44]" office:value-type="string" office:string-value="" calcext:value-type="error">
            <text:p>#VALEUR !</text:p>
          </table:table-cell>
          <table:table-cell table:formula="of:=[.T2]*[.T$42]/[.T$44]" office:value-type="float" office:value="10.5968632465514" calcext:value-type="float">
            <text:p>10,5968632466</text:p>
          </table:table-cell>
          <table:table-cell table:formula="of:=[.U2]*[.U$42]/[.U$44]" office:value-type="string" office:string-value="" calcext:value-type="error">
            <text:p>#VALEUR !</text:p>
          </table:table-cell>
          <table:table-cell table:formula="of:=[.V2]*[.V$42]/[.V$44]" office:value-type="float" office:value="0" calcext:value-type="float">
            <text:p>0</text:p>
          </table:table-cell>
          <table:table-cell table:formula="of:=[.W2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31.8" calcext:value-type="float">
            <text:p>31,8</text:p>
          </table:table-cell>
          <table:table-cell table:formula="of:=[.C3]*[.C$42]/[.C$44]" office:value-type="string" office:string-value="" calcext:value-type="error">
            <text:p>#VALEUR !</text:p>
          </table:table-cell>
          <table:table-cell table:formula="of:=[.D3]*[.D$42]/[.D$44]" office:value-type="float" office:value="0.0274542573961363" calcext:value-type="float">
            <text:p>0,0274542574</text:p>
          </table:table-cell>
          <table:table-cell table:formula="of:=[.E3]*[.E$42]/[.E$44]" office:value-type="string" office:string-value="" calcext:value-type="error">
            <text:p>#VALEUR !</text:p>
          </table:table-cell>
          <table:table-cell table:formula="of:=[.F3]*[.F$42]/[.F$44]" office:value-type="float" office:value="1" calcext:value-type="float">
            <text:p>1</text:p>
          </table:table-cell>
          <table:table-cell table:formula="of:=[.G3]*[.G$42]/[.G$44]" office:value-type="string" office:string-value="" calcext:value-type="error">
            <text:p>#VALEUR !</text:p>
          </table:table-cell>
          <table:table-cell table:formula="of:=[.H3]*[.H$42]/[.H$44]" office:value-type="string" office:string-value="" calcext:value-type="error">
            <text:p>#VALEUR !</text:p>
          </table:table-cell>
          <table:table-cell table:formula="of:=[.I3]*[.I$42]/[.I$44]" office:value-type="string" office:string-value="" calcext:value-type="error">
            <text:p>#VALEUR !</text:p>
          </table:table-cell>
          <table:table-cell table:formula="of:=[.J3]*[.J$42]/[.J$44]" office:value-type="string" office:string-value="" calcext:value-type="error">
            <text:p>#VALEUR !</text:p>
          </table:table-cell>
          <table:table-cell table:formula="of:=[.K3]*[.K$42]/[.K$44]" office:value-type="string" office:string-value="" calcext:value-type="error">
            <text:p>#VALEUR !</text:p>
          </table:table-cell>
          <table:table-cell table:formula="of:=[.L3]*[.L$42]/[.L$44]" office:value-type="string" office:string-value="" calcext:value-type="error">
            <text:p>#VALEUR !</text:p>
          </table:table-cell>
          <table:table-cell table:formula="of:=[.M3]*[.M$42]/[.M$44]" office:value-type="string" office:string-value="" calcext:value-type="error">
            <text:p>#VALEUR !</text:p>
          </table:table-cell>
          <table:table-cell table:formula="of:=[.N3]*[.N$42]/[.N$44]" office:value-type="string" office:string-value="" calcext:value-type="error">
            <text:p>#VALEUR !</text:p>
          </table:table-cell>
          <table:table-cell table:formula="of:=[.O3]*[.O$42]/[.O$44]" office:value-type="float" office:value="48.9128584272098" calcext:value-type="float">
            <text:p>48,9128584272</text:p>
          </table:table-cell>
          <table:table-cell table:formula="of:=[.P3]*[.P$42]/[.P$44]" office:value-type="float" office:value="0.0168028635034472" calcext:value-type="float">
            <text:p>0,0168028635</text:p>
          </table:table-cell>
          <table:table-cell table:formula="of:=[.Q3]*[.Q$42]/[.Q$44]" office:value-type="string" office:string-value="" calcext:value-type="error">
            <text:p>#VALEUR !</text:p>
          </table:table-cell>
          <table:table-cell table:formula="of:=[.R3]*[.R$42]/[.R$44]" office:value-type="string" office:string-value="" calcext:value-type="error">
            <text:p>#VALEUR !</text:p>
          </table:table-cell>
          <table:table-cell table:formula="of:=[.S3]*[.S$42]/[.S$44]" office:value-type="string" office:string-value="" calcext:value-type="error">
            <text:p>#VALEUR !</text:p>
          </table:table-cell>
          <table:table-cell table:formula="of:=[.T3]*[.T$42]/[.T$44]" office:value-type="float" office:value="11.3946620578159" calcext:value-type="float">
            <text:p>11,3946620578</text:p>
          </table:table-cell>
          <table:table-cell table:formula="of:=[.U3]*[.U$42]/[.U$44]" office:value-type="string" office:string-value="" calcext:value-type="error">
            <text:p>#VALEUR !</text:p>
          </table:table-cell>
          <table:table-cell table:formula="of:=[.V3]*[.V$42]/[.V$44]" office:value-type="float" office:value="0" calcext:value-type="float">
            <text:p>0</text:p>
          </table:table-cell>
          <table:table-cell table:formula="of:=[.W3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33.6" calcext:value-type="float">
            <text:p>33,6</text:p>
          </table:table-cell>
          <table:table-cell table:formula="of:=[.C4]*[.C$42]/[.C$44]" office:value-type="string" office:string-value="" calcext:value-type="error">
            <text:p>#VALEUR !</text:p>
          </table:table-cell>
          <table:table-cell table:formula="of:=[.D4]*[.D$42]/[.D$44]" office:value-type="float" office:value="0.0257911177943851" calcext:value-type="float">
            <text:p>0,0257911178</text:p>
          </table:table-cell>
          <table:table-cell table:formula="of:=[.E4]*[.E$42]/[.E$44]" office:value-type="string" office:string-value="" calcext:value-type="error">
            <text:p>#VALEUR !</text:p>
          </table:table-cell>
          <table:table-cell table:formula="of:=[.F4]*[.F$42]/[.F$44]" office:value-type="float" office:value="1" calcext:value-type="float">
            <text:p>1</text:p>
          </table:table-cell>
          <table:table-cell table:formula="of:=[.G4]*[.G$42]/[.G$44]" office:value-type="string" office:string-value="" calcext:value-type="error">
            <text:p>#VALEUR !</text:p>
          </table:table-cell>
          <table:table-cell table:formula="of:=[.H4]*[.H$42]/[.H$44]" office:value-type="string" office:string-value="" calcext:value-type="error">
            <text:p>#VALEUR !</text:p>
          </table:table-cell>
          <table:table-cell table:formula="of:=[.I4]*[.I$42]/[.I$44]" office:value-type="string" office:string-value="" calcext:value-type="error">
            <text:p>#VALEUR !</text:p>
          </table:table-cell>
          <table:table-cell table:formula="of:=[.J4]*[.J$42]/[.J$44]" office:value-type="string" office:string-value="" calcext:value-type="error">
            <text:p>#VALEUR !</text:p>
          </table:table-cell>
          <table:table-cell table:formula="of:=[.K4]*[.K$42]/[.K$44]" office:value-type="string" office:string-value="" calcext:value-type="error">
            <text:p>#VALEUR !</text:p>
          </table:table-cell>
          <table:table-cell table:formula="of:=[.L4]*[.L$42]/[.L$44]" office:value-type="string" office:string-value="" calcext:value-type="error">
            <text:p>#VALEUR !</text:p>
          </table:table-cell>
          <table:table-cell table:formula="of:=[.M4]*[.M$42]/[.M$44]" office:value-type="float" office:value="0.00833807115863318" calcext:value-type="float">
            <text:p>0,0083380712</text:p>
          </table:table-cell>
          <table:table-cell table:formula="of:=[.N4]*[.N$42]/[.N$44]" office:value-type="float" office:value="0.0660924232550425" calcext:value-type="float">
            <text:p>0,0660924233</text:p>
          </table:table-cell>
          <table:table-cell table:formula="of:=[.O4]*[.O$42]/[.O$44]" office:value-type="float" office:value="44.651819516973" calcext:value-type="float">
            <text:p>44,651819517</text:p>
          </table:table-cell>
          <table:table-cell table:formula="of:=[.P4]*[.P$42]/[.P$44]" office:value-type="float" office:value="0.0101406472430895" calcext:value-type="float">
            <text:p>0,0101406472</text:p>
          </table:table-cell>
          <table:table-cell table:formula="of:=[.Q4]*[.Q$42]/[.Q$44]" office:value-type="string" office:string-value="" calcext:value-type="error">
            <text:p>#VALEUR !</text:p>
          </table:table-cell>
          <table:table-cell table:formula="of:=[.R4]*[.R$42]/[.R$44]" office:value-type="string" office:string-value="" calcext:value-type="error">
            <text:p>#VALEUR !</text:p>
          </table:table-cell>
          <table:table-cell table:formula="of:=[.S4]*[.S$42]/[.S$44]" office:value-type="string" office:string-value="" calcext:value-type="error">
            <text:p>#VALEUR !</text:p>
          </table:table-cell>
          <table:table-cell table:formula="of:=[.T4]*[.T$42]/[.T$44]" office:value-type="float" office:value="11.313810160686" calcext:value-type="float">
            <text:p>11,3138101607</text:p>
          </table:table-cell>
          <table:table-cell table:formula="of:=[.U4]*[.U$42]/[.U$44]" office:value-type="string" office:string-value="" calcext:value-type="error">
            <text:p>#VALEUR !</text:p>
          </table:table-cell>
          <table:table-cell table:formula="of:=[.V4]*[.V$42]/[.V$44]" office:value-type="float" office:value="0" calcext:value-type="float">
            <text:p>0</text:p>
          </table:table-cell>
          <table:table-cell table:formula="of:=[.W4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35.4" calcext:value-type="float">
            <text:p>35,4</text:p>
          </table:table-cell>
          <table:table-cell table:formula="of:=[.C5]*[.C$42]/[.C$44]" office:value-type="string" office:string-value="" calcext:value-type="error">
            <text:p>#VALEUR !</text:p>
          </table:table-cell>
          <table:table-cell table:formula="of:=[.D5]*[.D$42]/[.D$44]" office:value-type="float" office:value="0.0182737439470791" calcext:value-type="float">
            <text:p>0,0182737439</text:p>
          </table:table-cell>
          <table:table-cell table:formula="of:=[.E5]*[.E$42]/[.E$44]" office:value-type="string" office:string-value="" calcext:value-type="error">
            <text:p>#VALEUR !</text:p>
          </table:table-cell>
          <table:table-cell table:formula="of:=[.F5]*[.F$42]/[.F$44]" office:value-type="float" office:value="1" calcext:value-type="float">
            <text:p>1</text:p>
          </table:table-cell>
          <table:table-cell table:formula="of:=[.G5]*[.G$42]/[.G$44]" office:value-type="string" office:string-value="" calcext:value-type="error">
            <text:p>#VALEUR !</text:p>
          </table:table-cell>
          <table:table-cell table:formula="of:=[.H5]*[.H$42]/[.H$44]" office:value-type="string" office:string-value="" calcext:value-type="error">
            <text:p>#VALEUR !</text:p>
          </table:table-cell>
          <table:table-cell table:formula="of:=[.I5]*[.I$42]/[.I$44]" office:value-type="string" office:string-value="" calcext:value-type="error">
            <text:p>#VALEUR !</text:p>
          </table:table-cell>
          <table:table-cell table:formula="of:=[.J5]*[.J$42]/[.J$44]" office:value-type="string" office:string-value="" calcext:value-type="error">
            <text:p>#VALEUR !</text:p>
          </table:table-cell>
          <table:table-cell table:formula="of:=[.K5]*[.K$42]/[.K$44]" office:value-type="string" office:string-value="" calcext:value-type="error">
            <text:p>#VALEUR !</text:p>
          </table:table-cell>
          <table:table-cell table:formula="of:=[.L5]*[.L$42]/[.L$44]" office:value-type="string" office:string-value="" calcext:value-type="error">
            <text:p>#VALEUR !</text:p>
          </table:table-cell>
          <table:table-cell table:formula="of:=[.M5]*[.M$42]/[.M$44]" office:value-type="float" office:value="0.00857559025243857" calcext:value-type="float">
            <text:p>0,0085755903</text:p>
          </table:table-cell>
          <table:table-cell table:formula="of:=[.N5]*[.N$42]/[.N$44]" office:value-type="string" office:string-value="" calcext:value-type="error">
            <text:p>#VALEUR !</text:p>
          </table:table-cell>
          <table:table-cell table:formula="of:=[.O5]*[.O$42]/[.O$44]" office:value-type="float" office:value="39.3781049718448" calcext:value-type="float">
            <text:p>39,3781049718</text:p>
          </table:table-cell>
          <table:table-cell table:formula="of:=[.P5]*[.P$42]/[.P$44]" office:value-type="float" office:value="0.0129272069869241" calcext:value-type="float">
            <text:p>0,012927207</text:p>
          </table:table-cell>
          <table:table-cell table:formula="of:=[.Q5]*[.Q$42]/[.Q$44]" office:value-type="string" office:string-value="" calcext:value-type="error">
            <text:p>#VALEUR !</text:p>
          </table:table-cell>
          <table:table-cell table:formula="of:=[.R5]*[.R$42]/[.R$44]" office:value-type="string" office:string-value="" calcext:value-type="error">
            <text:p>#VALEUR !</text:p>
          </table:table-cell>
          <table:table-cell table:formula="of:=[.S5]*[.S$42]/[.S$44]" office:value-type="string" office:string-value="" calcext:value-type="error">
            <text:p>#VALEUR !</text:p>
          </table:table-cell>
          <table:table-cell table:formula="of:=[.T5]*[.T$42]/[.T$44]" office:value-type="float" office:value="11.6863540437176" calcext:value-type="float">
            <text:p>11,6863540437</text:p>
          </table:table-cell>
          <table:table-cell table:formula="of:=[.U5]*[.U$42]/[.U$44]" office:value-type="string" office:string-value="" calcext:value-type="error">
            <text:p>#VALEUR !</text:p>
          </table:table-cell>
          <table:table-cell table:formula="of:=[.V5]*[.V$42]/[.V$44]" office:value-type="float" office:value="0" calcext:value-type="float">
            <text:p>0</text:p>
          </table:table-cell>
          <table:table-cell table:formula="of:=[.W5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37.1" calcext:value-type="float">
            <text:p>37,1</text:p>
          </table:table-cell>
          <table:table-cell table:formula="of:=[.C6]*[.C$42]/[.C$44]" office:value-type="string" office:string-value="" calcext:value-type="error">
            <text:p>#VALEUR !</text:p>
          </table:table-cell>
          <table:table-cell table:formula="of:=[.D6]*[.D$42]/[.D$44]" office:value-type="float" office:value="0.0213716451637198" calcext:value-type="float">
            <text:p>0,0213716452</text:p>
          </table:table-cell>
          <table:table-cell table:formula="of:=[.E6]*[.E$42]/[.E$44]" office:value-type="string" office:string-value="" calcext:value-type="error">
            <text:p>#VALEUR !</text:p>
          </table:table-cell>
          <table:table-cell table:formula="of:=[.F6]*[.F$42]/[.F$44]" office:value-type="float" office:value="1" calcext:value-type="float">
            <text:p>1</text:p>
          </table:table-cell>
          <table:table-cell table:formula="of:=[.G6]*[.G$42]/[.G$44]" office:value-type="string" office:string-value="" calcext:value-type="error">
            <text:p>#VALEUR !</text:p>
          </table:table-cell>
          <table:table-cell table:formula="of:=[.H6]*[.H$42]/[.H$44]" office:value-type="string" office:string-value="" calcext:value-type="error">
            <text:p>#VALEUR !</text:p>
          </table:table-cell>
          <table:table-cell table:formula="of:=[.I6]*[.I$42]/[.I$44]" office:value-type="string" office:string-value="" calcext:value-type="error">
            <text:p>#VALEUR !</text:p>
          </table:table-cell>
          <table:table-cell table:formula="of:=[.J6]*[.J$42]/[.J$44]" office:value-type="string" office:string-value="" calcext:value-type="error">
            <text:p>#VALEUR !</text:p>
          </table:table-cell>
          <table:table-cell table:formula="of:=[.K6]*[.K$42]/[.K$44]" office:value-type="string" office:string-value="" calcext:value-type="error">
            <text:p>#VALEUR !</text:p>
          </table:table-cell>
          <table:table-cell table:formula="of:=[.L6]*[.L$42]/[.L$44]" office:value-type="string" office:string-value="" calcext:value-type="error">
            <text:p>#VALEUR !</text:p>
          </table:table-cell>
          <table:table-cell table:formula="of:=[.M6]*[.M$42]/[.M$44]" office:value-type="string" office:string-value="" calcext:value-type="error">
            <text:p>#VALEUR !</text:p>
          </table:table-cell>
          <table:table-cell table:formula="of:=[.N6]*[.N$42]/[.N$44]" office:value-type="float" office:value="0.0660145568825381" calcext:value-type="float">
            <text:p>0,0660145569</text:p>
          </table:table-cell>
          <table:table-cell table:formula="of:=[.O6]*[.O$42]/[.O$44]" office:value-type="float" office:value="35.6479953025018" calcext:value-type="float">
            <text:p>35,6479953025</text:p>
          </table:table-cell>
          <table:table-cell table:formula="of:=[.P6]*[.P$42]/[.P$44]" office:value-type="float" office:value="0.00983246179868976" calcext:value-type="float">
            <text:p>0,0098324618</text:p>
          </table:table-cell>
          <table:table-cell table:formula="of:=[.Q6]*[.Q$42]/[.Q$44]" office:value-type="string" office:string-value="" calcext:value-type="error">
            <text:p>#VALEUR !</text:p>
          </table:table-cell>
          <table:table-cell table:formula="of:=[.R6]*[.R$42]/[.R$44]" office:value-type="string" office:string-value="" calcext:value-type="error">
            <text:p>#VALEUR !</text:p>
          </table:table-cell>
          <table:table-cell table:formula="of:=[.S6]*[.S$42]/[.S$44]" office:value-type="string" office:string-value="" calcext:value-type="error">
            <text:p>#VALEUR !</text:p>
          </table:table-cell>
          <table:table-cell table:formula="of:=[.T6]*[.T$42]/[.T$44]" office:value-type="float" office:value="8.46241803959114" calcext:value-type="float">
            <text:p>8,4624180396</text:p>
          </table:table-cell>
          <table:table-cell table:formula="of:=[.U6]*[.U$42]/[.U$44]" office:value-type="string" office:string-value="" calcext:value-type="error">
            <text:p>#VALEUR !</text:p>
          </table:table-cell>
          <table:table-cell table:formula="of:=[.V6]*[.V$42]/[.V$44]" office:value-type="float" office:value="0" calcext:value-type="float">
            <text:p>0</text:p>
          </table:table-cell>
          <table:table-cell table:formula="of:=[.W6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38.9" calcext:value-type="float">
            <text:p>38,9</text:p>
          </table:table-cell>
          <table:table-cell table:formula="of:=[.C7]*[.C$42]/[.C$44]" office:value-type="string" office:string-value="" calcext:value-type="error">
            <text:p>#VALEUR !</text:p>
          </table:table-cell>
          <table:table-cell table:formula="of:=[.D7]*[.D$42]/[.D$44]" office:value-type="float" office:value="0.0260578688987607" calcext:value-type="float">
            <text:p>0,0260578689</text:p>
          </table:table-cell>
          <table:table-cell table:formula="of:=[.E7]*[.E$42]/[.E$44]" office:value-type="string" office:string-value="" calcext:value-type="error">
            <text:p>#VALEUR !</text:p>
          </table:table-cell>
          <table:table-cell table:formula="of:=[.F7]*[.F$42]/[.F$44]" office:value-type="float" office:value="1" calcext:value-type="float">
            <text:p>1</text:p>
          </table:table-cell>
          <table:table-cell table:formula="of:=[.G7]*[.G$42]/[.G$44]" office:value-type="string" office:string-value="" calcext:value-type="error">
            <text:p>#VALEUR !</text:p>
          </table:table-cell>
          <table:table-cell table:formula="of:=[.H7]*[.H$42]/[.H$44]" office:value-type="string" office:string-value="" calcext:value-type="error">
            <text:p>#VALEUR !</text:p>
          </table:table-cell>
          <table:table-cell table:formula="of:=[.I7]*[.I$42]/[.I$44]" office:value-type="string" office:string-value="" calcext:value-type="error">
            <text:p>#VALEUR !</text:p>
          </table:table-cell>
          <table:table-cell table:formula="of:=[.J7]*[.J$42]/[.J$44]" office:value-type="string" office:string-value="" calcext:value-type="error">
            <text:p>#VALEUR !</text:p>
          </table:table-cell>
          <table:table-cell table:formula="of:=[.K7]*[.K$42]/[.K$44]" office:value-type="string" office:string-value="" calcext:value-type="error">
            <text:p>#VALEUR !</text:p>
          </table:table-cell>
          <table:table-cell table:formula="of:=[.L7]*[.L$42]/[.L$44]" office:value-type="string" office:string-value="" calcext:value-type="error">
            <text:p>#VALEUR !</text:p>
          </table:table-cell>
          <table:table-cell table:formula="of:=[.M7]*[.M$42]/[.M$44]" office:value-type="string" office:string-value="" calcext:value-type="error">
            <text:p>#VALEUR !</text:p>
          </table:table-cell>
          <table:table-cell table:formula="of:=[.N7]*[.N$42]/[.N$44]" office:value-type="string" office:string-value="" calcext:value-type="error">
            <text:p>#VALEUR !</text:p>
          </table:table-cell>
          <table:table-cell table:formula="of:=[.O7]*[.O$42]/[.O$44]" office:value-type="string" office:string-value="" calcext:value-type="error">
            <text:p>#VALEUR !</text:p>
          </table:table-cell>
          <table:table-cell table:formula="of:=[.P7]*[.P$42]/[.P$44]" office:value-type="float" office:value="0.0161210360758082" calcext:value-type="float">
            <text:p>0,0161210361</text:p>
          </table:table-cell>
          <table:table-cell table:formula="of:=[.Q7]*[.Q$42]/[.Q$44]" office:value-type="string" office:string-value="" calcext:value-type="error">
            <text:p>#VALEUR !</text:p>
          </table:table-cell>
          <table:table-cell table:formula="of:=[.R7]*[.R$42]/[.R$44]" office:value-type="string" office:string-value="" calcext:value-type="error">
            <text:p>#VALEUR !</text:p>
          </table:table-cell>
          <table:table-cell table:formula="of:=[.S7]*[.S$42]/[.S$44]" office:value-type="string" office:string-value="" calcext:value-type="error">
            <text:p>#VALEUR !</text:p>
          </table:table-cell>
          <table:table-cell table:formula="of:=[.T7]*[.T$42]/[.T$44]" office:value-type="float" office:value="11.6576315128993" calcext:value-type="float">
            <text:p>11,6576315129</text:p>
          </table:table-cell>
          <table:table-cell table:formula="of:=[.U7]*[.U$42]/[.U$44]" office:value-type="string" office:string-value="" calcext:value-type="error">
            <text:p>#VALEUR !</text:p>
          </table:table-cell>
          <table:table-cell table:formula="of:=[.V7]*[.V$42]/[.V$44]" office:value-type="float" office:value="0" calcext:value-type="float">
            <text:p>0</text:p>
          </table:table-cell>
          <table:table-cell table:formula="of:=[.W7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40.7" calcext:value-type="float">
            <text:p>40,7</text:p>
          </table:table-cell>
          <table:table-cell table:formula="of:=[.C8]*[.C$42]/[.C$44]" office:value-type="string" office:string-value="" calcext:value-type="error">
            <text:p>#VALEUR !</text:p>
          </table:table-cell>
          <table:table-cell table:formula="of:=[.D8]*[.D$42]/[.D$44]" office:value-type="float" office:value="0.0226573859827017" calcext:value-type="float">
            <text:p>0,022657386</text:p>
          </table:table-cell>
          <table:table-cell table:formula="of:=[.E8]*[.E$42]/[.E$44]" office:value-type="string" office:string-value="" calcext:value-type="error">
            <text:p>#VALEUR !</text:p>
          </table:table-cell>
          <table:table-cell table:formula="of:=[.F8]*[.F$42]/[.F$44]" office:value-type="float" office:value="1" calcext:value-type="float">
            <text:p>1</text:p>
          </table:table-cell>
          <table:table-cell table:formula="of:=[.G8]*[.G$42]/[.G$44]" office:value-type="string" office:string-value="" calcext:value-type="error">
            <text:p>#VALEUR !</text:p>
          </table:table-cell>
          <table:table-cell table:formula="of:=[.H8]*[.H$42]/[.H$44]" office:value-type="string" office:string-value="" calcext:value-type="error">
            <text:p>#VALEUR !</text:p>
          </table:table-cell>
          <table:table-cell table:formula="of:=[.I8]*[.I$42]/[.I$44]" office:value-type="string" office:string-value="" calcext:value-type="error">
            <text:p>#VALEUR !</text:p>
          </table:table-cell>
          <table:table-cell table:formula="of:=[.J8]*[.J$42]/[.J$44]" office:value-type="string" office:string-value="" calcext:value-type="error">
            <text:p>#VALEUR !</text:p>
          </table:table-cell>
          <table:table-cell table:formula="of:=[.K8]*[.K$42]/[.K$44]" office:value-type="string" office:string-value="" calcext:value-type="error">
            <text:p>#VALEUR !</text:p>
          </table:table-cell>
          <table:table-cell table:formula="of:=[.L8]*[.L$42]/[.L$44]" office:value-type="string" office:string-value="" calcext:value-type="error">
            <text:p>#VALEUR !</text:p>
          </table:table-cell>
          <table:table-cell table:formula="of:=[.M8]*[.M$42]/[.M$44]" office:value-type="string" office:string-value="" calcext:value-type="error">
            <text:p>#VALEUR !</text:p>
          </table:table-cell>
          <table:table-cell table:formula="of:=[.N8]*[.N$42]/[.N$44]" office:value-type="string" office:string-value="" calcext:value-type="error">
            <text:p>#VALEUR !</text:p>
          </table:table-cell>
          <table:table-cell table:formula="of:=[.O8]*[.O$42]/[.O$44]" office:value-type="float" office:value="40.2206110844522" calcext:value-type="float">
            <text:p>40,2206110845</text:p>
          </table:table-cell>
          <table:table-cell table:formula="of:=[.P8]*[.P$42]/[.P$44]" office:value-type="float" office:value="0.0113987926558599" calcext:value-type="float">
            <text:p>0,0113987927</text:p>
          </table:table-cell>
          <table:table-cell table:formula="of:=[.Q8]*[.Q$42]/[.Q$44]" office:value-type="string" office:string-value="" calcext:value-type="error">
            <text:p>#VALEUR !</text:p>
          </table:table-cell>
          <table:table-cell table:formula="of:=[.R8]*[.R$42]/[.R$44]" office:value-type="string" office:string-value="" calcext:value-type="error">
            <text:p>#VALEUR !</text:p>
          </table:table-cell>
          <table:table-cell table:formula="of:=[.S8]*[.S$42]/[.S$44]" office:value-type="string" office:string-value="" calcext:value-type="error">
            <text:p>#VALEUR !</text:p>
          </table:table-cell>
          <table:table-cell table:formula="of:=[.T8]*[.T$42]/[.T$44]" office:value-type="float" office:value="10.5156663146701" calcext:value-type="float">
            <text:p>10,5156663147</text:p>
          </table:table-cell>
          <table:table-cell table:formula="of:=[.U8]*[.U$42]/[.U$44]" office:value-type="string" office:string-value="" calcext:value-type="error">
            <text:p>#VALEUR !</text:p>
          </table:table-cell>
          <table:table-cell table:formula="of:=[.V8]*[.V$42]/[.V$44]" office:value-type="float" office:value="0" calcext:value-type="float">
            <text:p>0</text:p>
          </table:table-cell>
          <table:table-cell table:formula="of:=[.W8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42.4" calcext:value-type="float">
            <text:p>42,4</text:p>
          </table:table-cell>
          <table:table-cell table:formula="of:=[.C9]*[.C$42]/[.C$44]" office:value-type="string" office:string-value="" calcext:value-type="error">
            <text:p>#VALEUR !</text:p>
          </table:table-cell>
          <table:table-cell table:formula="of:=[.D9]*[.D$42]/[.D$44]" office:value-type="float" office:value="0.014698113463124" calcext:value-type="float">
            <text:p>0,0146981135</text:p>
          </table:table-cell>
          <table:table-cell table:formula="of:=[.E9]*[.E$42]/[.E$44]" office:value-type="string" office:string-value="" calcext:value-type="error">
            <text:p>#VALEUR !</text:p>
          </table:table-cell>
          <table:table-cell table:formula="of:=[.F9]*[.F$42]/[.F$44]" office:value-type="float" office:value="1" calcext:value-type="float">
            <text:p>1</text:p>
          </table:table-cell>
          <table:table-cell table:formula="of:=[.G9]*[.G$42]/[.G$44]" office:value-type="string" office:string-value="" calcext:value-type="error">
            <text:p>#VALEUR !</text:p>
          </table:table-cell>
          <table:table-cell table:formula="of:=[.H9]*[.H$42]/[.H$44]" office:value-type="string" office:string-value="" calcext:value-type="error">
            <text:p>#VALEUR !</text:p>
          </table:table-cell>
          <table:table-cell table:formula="of:=[.I9]*[.I$42]/[.I$44]" office:value-type="string" office:string-value="" calcext:value-type="error">
            <text:p>#VALEUR !</text:p>
          </table:table-cell>
          <table:table-cell table:formula="of:=[.J9]*[.J$42]/[.J$44]" office:value-type="string" office:string-value="" calcext:value-type="error">
            <text:p>#VALEUR !</text:p>
          </table:table-cell>
          <table:table-cell table:formula="of:=[.K9]*[.K$42]/[.K$44]" office:value-type="string" office:string-value="" calcext:value-type="error">
            <text:p>#VALEUR !</text:p>
          </table:table-cell>
          <table:table-cell table:formula="of:=[.L9]*[.L$42]/[.L$44]" office:value-type="string" office:string-value="" calcext:value-type="error">
            <text:p>#VALEUR !</text:p>
          </table:table-cell>
          <table:table-cell table:formula="of:=[.M9]*[.M$42]/[.M$44]" office:value-type="string" office:string-value="" calcext:value-type="error">
            <text:p>#VALEUR !</text:p>
          </table:table-cell>
          <table:table-cell table:formula="of:=[.N9]*[.N$42]/[.N$44]" office:value-type="string" office:string-value="" calcext:value-type="error">
            <text:p>#VALEUR !</text:p>
          </table:table-cell>
          <table:table-cell table:formula="of:=[.O9]*[.O$42]/[.O$44]" office:value-type="float" office:value="40.388931586762" calcext:value-type="float">
            <text:p>40,3889315868</text:p>
          </table:table-cell>
          <table:table-cell table:formula="of:=[.P9]*[.P$42]/[.P$44]" office:value-type="float" office:value="0.0123826856681607" calcext:value-type="float">
            <text:p>0,0123826857</text:p>
          </table:table-cell>
          <table:table-cell table:formula="of:=[.Q9]*[.Q$42]/[.Q$44]" office:value-type="string" office:string-value="" calcext:value-type="error">
            <text:p>#VALEUR !</text:p>
          </table:table-cell>
          <table:table-cell table:formula="of:=[.R9]*[.R$42]/[.R$44]" office:value-type="string" office:string-value="" calcext:value-type="error">
            <text:p>#VALEUR !</text:p>
          </table:table-cell>
          <table:table-cell table:formula="of:=[.S9]*[.S$42]/[.S$44]" office:value-type="string" office:string-value="" calcext:value-type="error">
            <text:p>#VALEUR !</text:p>
          </table:table-cell>
          <table:table-cell table:formula="of:=[.T9]*[.T$42]/[.T$44]" office:value-type="float" office:value="10.4165954101098" calcext:value-type="float">
            <text:p>10,4165954101</text:p>
          </table:table-cell>
          <table:table-cell table:formula="of:=[.U9]*[.U$42]/[.U$44]" office:value-type="string" office:string-value="" calcext:value-type="error">
            <text:p>#VALEUR !</text:p>
          </table:table-cell>
          <table:table-cell table:formula="of:=[.V9]*[.V$42]/[.V$44]" office:value-type="float" office:value="0" calcext:value-type="float">
            <text:p>0</text:p>
          </table:table-cell>
          <table:table-cell table:formula="of:=[.W9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44.2" calcext:value-type="float">
            <text:p>44,2</text:p>
          </table:table-cell>
          <table:table-cell table:formula="of:=[.C10]*[.C$42]/[.C$44]" office:value-type="string" office:string-value="" calcext:value-type="error">
            <text:p>#VALEUR !</text:p>
          </table:table-cell>
          <table:table-cell table:formula="of:=[.D10]*[.D$42]/[.D$44]" office:value-type="float" office:value="0.0153066594981118" calcext:value-type="float">
            <text:p>0,0153066595</text:p>
          </table:table-cell>
          <table:table-cell table:formula="of:=[.E10]*[.E$42]/[.E$44]" office:value-type="string" office:string-value="" calcext:value-type="error">
            <text:p>#VALEUR !</text:p>
          </table:table-cell>
          <table:table-cell table:formula="of:=[.F10]*[.F$42]/[.F$44]" office:value-type="float" office:value="1" calcext:value-type="float">
            <text:p>1</text:p>
          </table:table-cell>
          <table:table-cell table:formula="of:=[.G10]*[.G$42]/[.G$44]" office:value-type="string" office:string-value="" calcext:value-type="error">
            <text:p>#VALEUR !</text:p>
          </table:table-cell>
          <table:table-cell table:formula="of:=[.H10]*[.H$42]/[.H$44]" office:value-type="string" office:string-value="" calcext:value-type="error">
            <text:p>#VALEUR !</text:p>
          </table:table-cell>
          <table:table-cell table:formula="of:=[.I10]*[.I$42]/[.I$44]" office:value-type="string" office:string-value="" calcext:value-type="error">
            <text:p>#VALEUR !</text:p>
          </table:table-cell>
          <table:table-cell table:formula="of:=[.J10]*[.J$42]/[.J$44]" office:value-type="string" office:string-value="" calcext:value-type="error">
            <text:p>#VALEUR !</text:p>
          </table:table-cell>
          <table:table-cell table:formula="of:=[.K10]*[.K$42]/[.K$44]" office:value-type="string" office:string-value="" calcext:value-type="error">
            <text:p>#VALEUR !</text:p>
          </table:table-cell>
          <table:table-cell table:formula="of:=[.L10]*[.L$42]/[.L$44]" office:value-type="string" office:string-value="" calcext:value-type="error">
            <text:p>#VALEUR !</text:p>
          </table:table-cell>
          <table:table-cell table:formula="of:=[.M10]*[.M$42]/[.M$44]" office:value-type="string" office:string-value="" calcext:value-type="error">
            <text:p>#VALEUR !</text:p>
          </table:table-cell>
          <table:table-cell table:formula="of:=[.N10]*[.N$42]/[.N$44]" office:value-type="string" office:string-value="" calcext:value-type="error">
            <text:p>#VALEUR !</text:p>
          </table:table-cell>
          <table:table-cell table:formula="of:=[.O10]*[.O$42]/[.O$44]" office:value-type="float" office:value="38.68150088212" calcext:value-type="float">
            <text:p>38,6815008821</text:p>
          </table:table-cell>
          <table:table-cell table:formula="of:=[.P10]*[.P$42]/[.P$44]" office:value-type="float" office:value="0.0187196536771034" calcext:value-type="float">
            <text:p>0,0187196537</text:p>
          </table:table-cell>
          <table:table-cell table:formula="of:=[.Q10]*[.Q$42]/[.Q$44]" office:value-type="string" office:string-value="" calcext:value-type="error">
            <text:p>#VALEUR !</text:p>
          </table:table-cell>
          <table:table-cell table:formula="of:=[.R10]*[.R$42]/[.R$44]" office:value-type="string" office:string-value="" calcext:value-type="error">
            <text:p>#VALEUR !</text:p>
          </table:table-cell>
          <table:table-cell table:formula="of:=[.S10]*[.S$42]/[.S$44]" office:value-type="string" office:string-value="" calcext:value-type="error">
            <text:p>#VALEUR !</text:p>
          </table:table-cell>
          <table:table-cell table:formula="of:=[.T10]*[.T$42]/[.T$44]" office:value-type="float" office:value="10.9366395635158" calcext:value-type="float">
            <text:p>10,9366395635</text:p>
          </table:table-cell>
          <table:table-cell table:formula="of:=[.U10]*[.U$42]/[.U$44]" office:value-type="string" office:string-value="" calcext:value-type="error">
            <text:p>#VALEUR !</text:p>
          </table:table-cell>
          <table:table-cell table:formula="of:=[.V10]*[.V$42]/[.V$44]" office:value-type="float" office:value="0" calcext:value-type="float">
            <text:p>0</text:p>
          </table:table-cell>
          <table:table-cell table:formula="of:=[.W10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[.C11]*[.C$42]/[.C$44]" office:value-type="string" office:string-value="" calcext:value-type="error">
            <text:p>#VALEUR !</text:p>
          </table:table-cell>
          <table:table-cell table:formula="of:=[.D11]*[.D$42]/[.D$44]" office:value-type="float" office:value="0.0229665485241887" calcext:value-type="float">
            <text:p>0,0229665485</text:p>
          </table:table-cell>
          <table:table-cell table:formula="of:=[.E11]*[.E$42]/[.E$44]" office:value-type="string" office:string-value="" calcext:value-type="error">
            <text:p>#VALEUR !</text:p>
          </table:table-cell>
          <table:table-cell table:formula="of:=[.F11]*[.F$42]/[.F$44]" office:value-type="float" office:value="1" calcext:value-type="float">
            <text:p>1</text:p>
          </table:table-cell>
          <table:table-cell table:formula="of:=[.G11]*[.G$42]/[.G$44]" office:value-type="string" office:string-value="" calcext:value-type="error">
            <text:p>#VALEUR !</text:p>
          </table:table-cell>
          <table:table-cell table:formula="of:=[.H11]*[.H$42]/[.H$44]" office:value-type="string" office:string-value="" calcext:value-type="error">
            <text:p>#VALEUR !</text:p>
          </table:table-cell>
          <table:table-cell table:formula="of:=[.I11]*[.I$42]/[.I$44]" office:value-type="float" office:value="0.0127094603144783" calcext:value-type="float">
            <text:p>0,0127094603</text:p>
          </table:table-cell>
          <table:table-cell table:formula="of:=[.J11]*[.J$42]/[.J$44]" office:value-type="string" office:string-value="" calcext:value-type="error">
            <text:p>#VALEUR !</text:p>
          </table:table-cell>
          <table:table-cell table:formula="of:=[.K11]*[.K$42]/[.K$44]" office:value-type="string" office:string-value="" calcext:value-type="error">
            <text:p>#VALEUR !</text:p>
          </table:table-cell>
          <table:table-cell table:formula="of:=[.L11]*[.L$42]/[.L$44]" office:value-type="string" office:string-value="" calcext:value-type="error">
            <text:p>#VALEUR !</text:p>
          </table:table-cell>
          <table:table-cell table:formula="of:=[.M11]*[.M$42]/[.M$44]" office:value-type="string" office:string-value="" calcext:value-type="error">
            <text:p>#VALEUR !</text:p>
          </table:table-cell>
          <table:table-cell table:formula="of:=[.N11]*[.N$42]/[.N$44]" office:value-type="string" office:string-value="" calcext:value-type="error">
            <text:p>#VALEUR !</text:p>
          </table:table-cell>
          <table:table-cell table:formula="of:=[.O11]*[.O$42]/[.O$44]" office:value-type="float" office:value="50.8617534532232" calcext:value-type="float">
            <text:p>50,8617534532</text:p>
          </table:table-cell>
          <table:table-cell table:formula="of:=[.P11]*[.P$42]/[.P$44]" office:value-type="string" office:string-value="" calcext:value-type="error">
            <text:p>#VALEUR !</text:p>
          </table:table-cell>
          <table:table-cell table:formula="of:=[.Q11]*[.Q$42]/[.Q$44]" office:value-type="string" office:string-value="" calcext:value-type="error">
            <text:p>#VALEUR !</text:p>
          </table:table-cell>
          <table:table-cell table:formula="of:=[.R11]*[.R$42]/[.R$44]" office:value-type="string" office:string-value="" calcext:value-type="error">
            <text:p>#VALEUR !</text:p>
          </table:table-cell>
          <table:table-cell table:formula="of:=[.S11]*[.S$42]/[.S$44]" office:value-type="string" office:string-value="" calcext:value-type="error">
            <text:p>#VALEUR !</text:p>
          </table:table-cell>
          <table:table-cell table:formula="of:=[.T11]*[.T$42]/[.T$44]" office:value-type="float" office:value="10.0265982876817" calcext:value-type="float">
            <text:p>10,0265982877</text:p>
          </table:table-cell>
          <table:table-cell table:formula="of:=[.U11]*[.U$42]/[.U$44]" office:value-type="string" office:string-value="" calcext:value-type="error">
            <text:p>#VALEUR !</text:p>
          </table:table-cell>
          <table:table-cell table:formula="of:=[.V11]*[.V$42]/[.V$44]" office:value-type="float" office:value="0" calcext:value-type="float">
            <text:p>0</text:p>
          </table:table-cell>
          <table:table-cell table:formula="of:=[.W11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47.7" calcext:value-type="float">
            <text:p>47,7</text:p>
          </table:table-cell>
          <table:table-cell table:formula="of:=[.C12]*[.C$42]/[.C$44]" office:value-type="string" office:string-value="" calcext:value-type="error">
            <text:p>#VALEUR !</text:p>
          </table:table-cell>
          <table:table-cell table:formula="of:=[.D12]*[.D$42]/[.D$44]" office:value-type="float" office:value="0.0176981506371099" calcext:value-type="float">
            <text:p>0,0176981506</text:p>
          </table:table-cell>
          <table:table-cell table:formula="of:=[.E12]*[.E$42]/[.E$44]" office:value-type="string" office:string-value="" calcext:value-type="error">
            <text:p>#VALEUR !</text:p>
          </table:table-cell>
          <table:table-cell table:formula="of:=[.F12]*[.F$42]/[.F$44]" office:value-type="float" office:value="1" calcext:value-type="float">
            <text:p>1</text:p>
          </table:table-cell>
          <table:table-cell table:formula="of:=[.G12]*[.G$42]/[.G$44]" office:value-type="string" office:string-value="" calcext:value-type="error">
            <text:p>#VALEUR !</text:p>
          </table:table-cell>
          <table:table-cell table:formula="of:=[.H12]*[.H$42]/[.H$44]" office:value-type="string" office:string-value="" calcext:value-type="error">
            <text:p>#VALEUR !</text:p>
          </table:table-cell>
          <table:table-cell table:formula="of:=[.I12]*[.I$42]/[.I$44]" office:value-type="string" office:string-value="" calcext:value-type="error">
            <text:p>#VALEUR !</text:p>
          </table:table-cell>
          <table:table-cell table:formula="of:=[.J12]*[.J$42]/[.J$44]" office:value-type="string" office:string-value="" calcext:value-type="error">
            <text:p>#VALEUR !</text:p>
          </table:table-cell>
          <table:table-cell table:formula="of:=[.K12]*[.K$42]/[.K$44]" office:value-type="string" office:string-value="" calcext:value-type="error">
            <text:p>#VALEUR !</text:p>
          </table:table-cell>
          <table:table-cell table:formula="of:=[.L12]*[.L$42]/[.L$44]" office:value-type="string" office:string-value="" calcext:value-type="error">
            <text:p>#VALEUR !</text:p>
          </table:table-cell>
          <table:table-cell table:formula="of:=[.M12]*[.M$42]/[.M$44]" office:value-type="string" office:string-value="" calcext:value-type="error">
            <text:p>#VALEUR !</text:p>
          </table:table-cell>
          <table:table-cell table:formula="of:=[.N12]*[.N$42]/[.N$44]" office:value-type="string" office:string-value="" calcext:value-type="error">
            <text:p>#VALEUR !</text:p>
          </table:table-cell>
          <table:table-cell table:formula="of:=[.O12]*[.O$42]/[.O$44]" office:value-type="float" office:value="32.3483964359479" calcext:value-type="float">
            <text:p>32,3483964359</text:p>
          </table:table-cell>
          <table:table-cell table:formula="of:=[.P12]*[.P$42]/[.P$44]" office:value-type="float" office:value="0.012928139973998" calcext:value-type="float">
            <text:p>0,01292814</text:p>
          </table:table-cell>
          <table:table-cell table:formula="of:=[.Q12]*[.Q$42]/[.Q$44]" office:value-type="string" office:string-value="" calcext:value-type="error">
            <text:p>#VALEUR !</text:p>
          </table:table-cell>
          <table:table-cell table:formula="of:=[.R12]*[.R$42]/[.R$44]" office:value-type="string" office:string-value="" calcext:value-type="error">
            <text:p>#VALEUR !</text:p>
          </table:table-cell>
          <table:table-cell table:formula="of:=[.S12]*[.S$42]/[.S$44]" office:value-type="string" office:string-value="" calcext:value-type="error">
            <text:p>#VALEUR !</text:p>
          </table:table-cell>
          <table:table-cell table:formula="of:=[.T12]*[.T$42]/[.T$44]" office:value-type="float" office:value="9.06404586463928" calcext:value-type="float">
            <text:p>9,0640458646</text:p>
          </table:table-cell>
          <table:table-cell table:formula="of:=[.U12]*[.U$42]/[.U$44]" office:value-type="string" office:string-value="" calcext:value-type="error">
            <text:p>#VALEUR !</text:p>
          </table:table-cell>
          <table:table-cell table:formula="of:=[.V12]*[.V$42]/[.V$44]" office:value-type="string" office:string-value="" calcext:value-type="error">
            <text:p>#VALEUR !</text:p>
          </table:table-cell>
          <table:table-cell table:formula="of:=[.W12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49.5" calcext:value-type="float">
            <text:p>49,5</text:p>
          </table:table-cell>
          <table:table-cell table:formula="of:=[.C13]*[.C$42]/[.C$44]" office:value-type="string" office:string-value="" calcext:value-type="error">
            <text:p>#VALEUR !</text:p>
          </table:table-cell>
          <table:table-cell table:formula="of:=[.D13]*[.D$42]/[.D$44]" office:value-type="float" office:value="0.0169816400077592" calcext:value-type="float">
            <text:p>0,01698164</text:p>
          </table:table-cell>
          <table:table-cell table:formula="of:=[.E13]*[.E$42]/[.E$44]" office:value-type="string" office:string-value="" calcext:value-type="error">
            <text:p>#VALEUR !</text:p>
          </table:table-cell>
          <table:table-cell table:formula="of:=[.F13]*[.F$42]/[.F$44]" office:value-type="float" office:value="1" calcext:value-type="float">
            <text:p>1</text:p>
          </table:table-cell>
          <table:table-cell table:formula="of:=[.G13]*[.G$42]/[.G$44]" office:value-type="string" office:string-value="" calcext:value-type="error">
            <text:p>#VALEUR !</text:p>
          </table:table-cell>
          <table:table-cell table:formula="of:=[.H13]*[.H$42]/[.H$44]" office:value-type="string" office:string-value="" calcext:value-type="error">
            <text:p>#VALEUR !</text:p>
          </table:table-cell>
          <table:table-cell table:formula="of:=[.I13]*[.I$42]/[.I$44]" office:value-type="string" office:string-value="" calcext:value-type="error">
            <text:p>#VALEUR !</text:p>
          </table:table-cell>
          <table:table-cell table:formula="of:=[.J13]*[.J$42]/[.J$44]" office:value-type="string" office:string-value="" calcext:value-type="error">
            <text:p>#VALEUR !</text:p>
          </table:table-cell>
          <table:table-cell table:formula="of:=[.K13]*[.K$42]/[.K$44]" office:value-type="string" office:string-value="" calcext:value-type="error">
            <text:p>#VALEUR !</text:p>
          </table:table-cell>
          <table:table-cell table:formula="of:=[.L13]*[.L$42]/[.L$44]" office:value-type="string" office:string-value="" calcext:value-type="error">
            <text:p>#VALEUR !</text:p>
          </table:table-cell>
          <table:table-cell table:formula="of:=[.M13]*[.M$42]/[.M$44]" office:value-type="string" office:string-value="" calcext:value-type="error">
            <text:p>#VALEUR !</text:p>
          </table:table-cell>
          <table:table-cell table:formula="of:=[.N13]*[.N$42]/[.N$44]" office:value-type="float" office:value="0.0850077015484014" calcext:value-type="float">
            <text:p>0,0850077015</text:p>
          </table:table-cell>
          <table:table-cell table:formula="of:=[.O13]*[.O$42]/[.O$44]" office:value-type="float" office:value="46.5279972181245" calcext:value-type="float">
            <text:p>46,5279972181</text:p>
          </table:table-cell>
          <table:table-cell table:formula="of:=[.P13]*[.P$42]/[.P$44]" office:value-type="float" office:value="0.0160206097203651" calcext:value-type="float">
            <text:p>0,0160206097</text:p>
          </table:table-cell>
          <table:table-cell table:formula="of:=[.Q13]*[.Q$42]/[.Q$44]" office:value-type="string" office:string-value="" calcext:value-type="error">
            <text:p>#VALEUR !</text:p>
          </table:table-cell>
          <table:table-cell table:formula="of:=[.R13]*[.R$42]/[.R$44]" office:value-type="string" office:string-value="" calcext:value-type="error">
            <text:p>#VALEUR !</text:p>
          </table:table-cell>
          <table:table-cell table:formula="of:=[.S13]*[.S$42]/[.S$44]" office:value-type="string" office:string-value="" calcext:value-type="error">
            <text:p>#VALEUR !</text:p>
          </table:table-cell>
          <table:table-cell table:formula="of:=[.T13]*[.T$42]/[.T$44]" office:value-type="float" office:value="11.3603997193335" calcext:value-type="float">
            <text:p>11,3603997193</text:p>
          </table:table-cell>
          <table:table-cell table:formula="of:=[.U13]*[.U$42]/[.U$44]" office:value-type="string" office:string-value="" calcext:value-type="error">
            <text:p>#VALEUR !</text:p>
          </table:table-cell>
          <table:table-cell table:formula="of:=[.V13]*[.V$42]/[.V$44]" office:value-type="float" office:value="0" calcext:value-type="float">
            <text:p>0</text:p>
          </table:table-cell>
          <table:table-cell table:formula="of:=[.W13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51.3" calcext:value-type="float">
            <text:p>51,3</text:p>
          </table:table-cell>
          <table:table-cell table:formula="of:=[.C14]*[.C$42]/[.C$44]" office:value-type="string" office:string-value="" calcext:value-type="error">
            <text:p>#VALEUR !</text:p>
          </table:table-cell>
          <table:table-cell table:formula="of:=[.D14]*[.D$42]/[.D$44]" office:value-type="float" office:value="0.0252752511242117" calcext:value-type="float">
            <text:p>0,0252752511</text:p>
          </table:table-cell>
          <table:table-cell table:formula="of:=[.E14]*[.E$42]/[.E$44]" office:value-type="string" office:string-value="" calcext:value-type="error">
            <text:p>#VALEUR !</text:p>
          </table:table-cell>
          <table:table-cell table:formula="of:=[.F14]*[.F$42]/[.F$44]" office:value-type="float" office:value="1" calcext:value-type="float">
            <text:p>1</text:p>
          </table:table-cell>
          <table:table-cell table:formula="of:=[.G14]*[.G$42]/[.G$44]" office:value-type="string" office:string-value="" calcext:value-type="error">
            <text:p>#VALEUR !</text:p>
          </table:table-cell>
          <table:table-cell table:formula="of:=[.H14]*[.H$42]/[.H$44]" office:value-type="string" office:string-value="" calcext:value-type="error">
            <text:p>#VALEUR !</text:p>
          </table:table-cell>
          <table:table-cell table:formula="of:=[.I14]*[.I$42]/[.I$44]" office:value-type="string" office:string-value="" calcext:value-type="error">
            <text:p>#VALEUR !</text:p>
          </table:table-cell>
          <table:table-cell table:formula="of:=[.J14]*[.J$42]/[.J$44]" office:value-type="string" office:string-value="" calcext:value-type="error">
            <text:p>#VALEUR !</text:p>
          </table:table-cell>
          <table:table-cell table:formula="of:=[.K14]*[.K$42]/[.K$44]" office:value-type="string" office:string-value="" calcext:value-type="error">
            <text:p>#VALEUR !</text:p>
          </table:table-cell>
          <table:table-cell table:formula="of:=[.L14]*[.L$42]/[.L$44]" office:value-type="string" office:string-value="" calcext:value-type="error">
            <text:p>#VALEUR !</text:p>
          </table:table-cell>
          <table:table-cell table:formula="of:=[.M14]*[.M$42]/[.M$44]" office:value-type="string" office:string-value="" calcext:value-type="error">
            <text:p>#VALEUR !</text:p>
          </table:table-cell>
          <table:table-cell table:formula="of:=[.N14]*[.N$42]/[.N$44]" office:value-type="float" office:value="0.0868304004770623" calcext:value-type="float">
            <text:p>0,0868304005</text:p>
          </table:table-cell>
          <table:table-cell table:formula="of:=[.O14]*[.O$42]/[.O$44]" office:value-type="float" office:value="51.2100514659711" calcext:value-type="float">
            <text:p>51,210051466</text:p>
          </table:table-cell>
          <table:table-cell table:formula="of:=[.P14]*[.P$42]/[.P$44]" office:value-type="float" office:value="0.00972535407489483" calcext:value-type="float">
            <text:p>0,0097253541</text:p>
          </table:table-cell>
          <table:table-cell table:formula="of:=[.Q14]*[.Q$42]/[.Q$44]" office:value-type="string" office:string-value="" calcext:value-type="error">
            <text:p>#VALEUR !</text:p>
          </table:table-cell>
          <table:table-cell table:formula="of:=[.R14]*[.R$42]/[.R$44]" office:value-type="string" office:string-value="" calcext:value-type="error">
            <text:p>#VALEUR !</text:p>
          </table:table-cell>
          <table:table-cell table:formula="of:=[.S14]*[.S$42]/[.S$44]" office:value-type="string" office:string-value="" calcext:value-type="error">
            <text:p>#VALEUR !</text:p>
          </table:table-cell>
          <table:table-cell table:formula="of:=[.T14]*[.T$42]/[.T$44]" office:value-type="float" office:value="9.56754576682972" calcext:value-type="float">
            <text:p>9,5675457668</text:p>
          </table:table-cell>
          <table:table-cell table:formula="of:=[.U14]*[.U$42]/[.U$44]" office:value-type="string" office:string-value="" calcext:value-type="error">
            <text:p>#VALEUR !</text:p>
          </table:table-cell>
          <table:table-cell table:formula="of:=[.V14]*[.V$42]/[.V$44]" office:value-type="float" office:value="0" calcext:value-type="float">
            <text:p>0</text:p>
          </table:table-cell>
          <table:table-cell table:formula="of:=[.W14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[.C15]*[.C$42]/[.C$44]" office:value-type="string" office:string-value="" calcext:value-type="error">
            <text:p>#VALEUR !</text:p>
          </table:table-cell>
          <table:table-cell table:formula="of:=[.D15]*[.D$42]/[.D$44]" office:value-type="float" office:value="0.0179045790515375" calcext:value-type="float">
            <text:p>0,0179045791</text:p>
          </table:table-cell>
          <table:table-cell table:formula="of:=[.E15]*[.E$42]/[.E$44]" office:value-type="string" office:string-value="" calcext:value-type="error">
            <text:p>#VALEUR !</text:p>
          </table:table-cell>
          <table:table-cell table:formula="of:=[.F15]*[.F$42]/[.F$44]" office:value-type="float" office:value="1" calcext:value-type="float">
            <text:p>1</text:p>
          </table:table-cell>
          <table:table-cell table:formula="of:=[.G15]*[.G$42]/[.G$44]" office:value-type="string" office:string-value="" calcext:value-type="error">
            <text:p>#VALEUR !</text:p>
          </table:table-cell>
          <table:table-cell table:formula="of:=[.H15]*[.H$42]/[.H$44]" office:value-type="string" office:string-value="" calcext:value-type="error">
            <text:p>#VALEUR !</text:p>
          </table:table-cell>
          <table:table-cell table:formula="of:=[.I15]*[.I$42]/[.I$44]" office:value-type="string" office:string-value="" calcext:value-type="error">
            <text:p>#VALEUR !</text:p>
          </table:table-cell>
          <table:table-cell table:formula="of:=[.J15]*[.J$42]/[.J$44]" office:value-type="string" office:string-value="" calcext:value-type="error">
            <text:p>#VALEUR !</text:p>
          </table:table-cell>
          <table:table-cell table:formula="of:=[.K15]*[.K$42]/[.K$44]" office:value-type="string" office:string-value="" calcext:value-type="error">
            <text:p>#VALEUR !</text:p>
          </table:table-cell>
          <table:table-cell table:formula="of:=[.L15]*[.L$42]/[.L$44]" office:value-type="string" office:string-value="" calcext:value-type="error">
            <text:p>#VALEUR !</text:p>
          </table:table-cell>
          <table:table-cell table:formula="of:=[.M15]*[.M$42]/[.M$44]" office:value-type="string" office:string-value="" calcext:value-type="error">
            <text:p>#VALEUR !</text:p>
          </table:table-cell>
          <table:table-cell table:formula="of:=[.N15]*[.N$42]/[.N$44]" office:value-type="float" office:value="0.0822772733910347" calcext:value-type="float">
            <text:p>0,0822772734</text:p>
          </table:table-cell>
          <table:table-cell table:formula="of:=[.O15]*[.O$42]/[.O$44]" office:value-type="float" office:value="45.1319102848508" calcext:value-type="float">
            <text:p>45,1319102849</text:p>
          </table:table-cell>
          <table:table-cell table:formula="of:=[.P15]*[.P$42]/[.P$44]" office:value-type="string" office:string-value="" calcext:value-type="error">
            <text:p>#VALEUR !</text:p>
          </table:table-cell>
          <table:table-cell table:formula="of:=[.Q15]*[.Q$42]/[.Q$44]" office:value-type="string" office:string-value="" calcext:value-type="error">
            <text:p>#VALEUR !</text:p>
          </table:table-cell>
          <table:table-cell table:formula="of:=[.R15]*[.R$42]/[.R$44]" office:value-type="string" office:string-value="" calcext:value-type="error">
            <text:p>#VALEUR !</text:p>
          </table:table-cell>
          <table:table-cell table:formula="of:=[.S15]*[.S$42]/[.S$44]" office:value-type="string" office:string-value="" calcext:value-type="error">
            <text:p>#VALEUR !</text:p>
          </table:table-cell>
          <table:table-cell table:formula="of:=[.T15]*[.T$42]/[.T$44]" office:value-type="float" office:value="10.7294025470998" calcext:value-type="float">
            <text:p>10,7294025471</text:p>
          </table:table-cell>
          <table:table-cell table:formula="of:=[.U15]*[.U$42]/[.U$44]" office:value-type="string" office:string-value="" calcext:value-type="error">
            <text:p>#VALEUR !</text:p>
          </table:table-cell>
          <table:table-cell table:formula="of:=[.V15]*[.V$42]/[.V$44]" office:value-type="float" office:value="0" calcext:value-type="float">
            <text:p>0</text:p>
          </table:table-cell>
          <table:table-cell table:formula="of:=[.W15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54.8" calcext:value-type="float">
            <text:p>54,8</text:p>
          </table:table-cell>
          <table:table-cell table:formula="of:=[.C16]*[.C$42]/[.C$44]" office:value-type="string" office:string-value="" calcext:value-type="error">
            <text:p>#VALEUR !</text:p>
          </table:table-cell>
          <table:table-cell table:formula="of:=[.D16]*[.D$42]/[.D$44]" office:value-type="float" office:value="0.0156244449290067" calcext:value-type="float">
            <text:p>0,0156244449</text:p>
          </table:table-cell>
          <table:table-cell table:formula="of:=[.E16]*[.E$42]/[.E$44]" office:value-type="string" office:string-value="" calcext:value-type="error">
            <text:p>#VALEUR !</text:p>
          </table:table-cell>
          <table:table-cell table:formula="of:=[.F16]*[.F$42]/[.F$44]" office:value-type="float" office:value="1" calcext:value-type="float">
            <text:p>1</text:p>
          </table:table-cell>
          <table:table-cell table:formula="of:=[.G16]*[.G$42]/[.G$44]" office:value-type="string" office:string-value="" calcext:value-type="error">
            <text:p>#VALEUR !</text:p>
          </table:table-cell>
          <table:table-cell table:formula="of:=[.H16]*[.H$42]/[.H$44]" office:value-type="string" office:string-value="" calcext:value-type="error">
            <text:p>#VALEUR !</text:p>
          </table:table-cell>
          <table:table-cell table:formula="of:=[.I16]*[.I$42]/[.I$44]" office:value-type="string" office:string-value="" calcext:value-type="error">
            <text:p>#VALEUR !</text:p>
          </table:table-cell>
          <table:table-cell table:formula="of:=[.J16]*[.J$42]/[.J$44]" office:value-type="string" office:string-value="" calcext:value-type="error">
            <text:p>#VALEUR !</text:p>
          </table:table-cell>
          <table:table-cell table:formula="of:=[.K16]*[.K$42]/[.K$44]" office:value-type="string" office:string-value="" calcext:value-type="error">
            <text:p>#VALEUR !</text:p>
          </table:table-cell>
          <table:table-cell table:formula="of:=[.L16]*[.L$42]/[.L$44]" office:value-type="string" office:string-value="" calcext:value-type="error">
            <text:p>#VALEUR !</text:p>
          </table:table-cell>
          <table:table-cell table:formula="of:=[.M16]*[.M$42]/[.M$44]" office:value-type="string" office:string-value="" calcext:value-type="error">
            <text:p>#VALEUR !</text:p>
          </table:table-cell>
          <table:table-cell table:formula="of:=[.N16]*[.N$42]/[.N$44]" office:value-type="string" office:string-value="" calcext:value-type="error">
            <text:p>#VALEUR !</text:p>
          </table:table-cell>
          <table:table-cell table:formula="of:=[.O16]*[.O$42]/[.O$44]" office:value-type="float" office:value="39.4798133598921" calcext:value-type="float">
            <text:p>39,4798133599</text:p>
          </table:table-cell>
          <table:table-cell table:formula="of:=[.P16]*[.P$42]/[.P$44]" office:value-type="float" office:value="0.0175169858959547" calcext:value-type="float">
            <text:p>0,0175169859</text:p>
          </table:table-cell>
          <table:table-cell table:formula="of:=[.Q16]*[.Q$42]/[.Q$44]" office:value-type="string" office:string-value="" calcext:value-type="error">
            <text:p>#VALEUR !</text:p>
          </table:table-cell>
          <table:table-cell table:formula="of:=[.R16]*[.R$42]/[.R$44]" office:value-type="string" office:string-value="" calcext:value-type="error">
            <text:p>#VALEUR !</text:p>
          </table:table-cell>
          <table:table-cell table:formula="of:=[.S16]*[.S$42]/[.S$44]" office:value-type="string" office:string-value="" calcext:value-type="error">
            <text:p>#VALEUR !</text:p>
          </table:table-cell>
          <table:table-cell table:formula="of:=[.T16]*[.T$42]/[.T$44]" office:value-type="float" office:value="10.0114655029422" calcext:value-type="float">
            <text:p>10,0114655029</text:p>
          </table:table-cell>
          <table:table-cell table:formula="of:=[.U16]*[.U$42]/[.U$44]" office:value-type="string" office:string-value="" calcext:value-type="error">
            <text:p>#VALEUR !</text:p>
          </table:table-cell>
          <table:table-cell table:formula="of:=[.V16]*[.V$42]/[.V$44]" office:value-type="float" office:value="0" calcext:value-type="float">
            <text:p>0</text:p>
          </table:table-cell>
          <table:table-cell table:formula="of:=[.W16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56.6" calcext:value-type="float">
            <text:p>56,6</text:p>
          </table:table-cell>
          <table:table-cell table:formula="of:=[.C17]*[.C$42]/[.C$44]" office:value-type="string" office:string-value="" calcext:value-type="error">
            <text:p>#VALEUR !</text:p>
          </table:table-cell>
          <table:table-cell table:formula="of:=[.D17]*[.D$42]/[.D$44]" office:value-type="float" office:value="0.0192490650217657" calcext:value-type="float">
            <text:p>0,019249065</text:p>
          </table:table-cell>
          <table:table-cell table:formula="of:=[.E17]*[.E$42]/[.E$44]" office:value-type="string" office:string-value="" calcext:value-type="error">
            <text:p>#VALEUR !</text:p>
          </table:table-cell>
          <table:table-cell table:formula="of:=[.F17]*[.F$42]/[.F$44]" office:value-type="float" office:value="1" calcext:value-type="float">
            <text:p>1</text:p>
          </table:table-cell>
          <table:table-cell table:formula="of:=[.G17]*[.G$42]/[.G$44]" office:value-type="string" office:string-value="" calcext:value-type="error">
            <text:p>#VALEUR !</text:p>
          </table:table-cell>
          <table:table-cell table:formula="of:=[.H17]*[.H$42]/[.H$44]" office:value-type="string" office:string-value="" calcext:value-type="error">
            <text:p>#VALEUR !</text:p>
          </table:table-cell>
          <table:table-cell table:formula="of:=[.I17]*[.I$42]/[.I$44]" office:value-type="string" office:string-value="" calcext:value-type="error">
            <text:p>#VALEUR !</text:p>
          </table:table-cell>
          <table:table-cell table:formula="of:=[.J17]*[.J$42]/[.J$44]" office:value-type="string" office:string-value="" calcext:value-type="error">
            <text:p>#VALEUR !</text:p>
          </table:table-cell>
          <table:table-cell table:formula="of:=[.K17]*[.K$42]/[.K$44]" office:value-type="string" office:string-value="" calcext:value-type="error">
            <text:p>#VALEUR !</text:p>
          </table:table-cell>
          <table:table-cell table:formula="of:=[.L17]*[.L$42]/[.L$44]" office:value-type="string" office:string-value="" calcext:value-type="error">
            <text:p>#VALEUR !</text:p>
          </table:table-cell>
          <table:table-cell table:formula="of:=[.M17]*[.M$42]/[.M$44]" office:value-type="string" office:string-value="" calcext:value-type="error">
            <text:p>#VALEUR !</text:p>
          </table:table-cell>
          <table:table-cell table:formula="of:=[.N17]*[.N$42]/[.N$44]" office:value-type="string" office:string-value="" calcext:value-type="error">
            <text:p>#VALEUR !</text:p>
          </table:table-cell>
          <table:table-cell table:formula="of:=[.O17]*[.O$42]/[.O$44]" office:value-type="string" office:string-value="" calcext:value-type="error">
            <text:p>#VALEUR !</text:p>
          </table:table-cell>
          <table:table-cell table:formula="of:=[.P17]*[.P$42]/[.P$44]" office:value-type="string" office:string-value="" calcext:value-type="error">
            <text:p>#VALEUR !</text:p>
          </table:table-cell>
          <table:table-cell table:formula="of:=[.Q17]*[.Q$42]/[.Q$44]" office:value-type="string" office:string-value="" calcext:value-type="error">
            <text:p>#VALEUR !</text:p>
          </table:table-cell>
          <table:table-cell table:formula="of:=[.R17]*[.R$42]/[.R$44]" office:value-type="string" office:string-value="" calcext:value-type="error">
            <text:p>#VALEUR !</text:p>
          </table:table-cell>
          <table:table-cell table:formula="of:=[.S17]*[.S$42]/[.S$44]" office:value-type="string" office:string-value="" calcext:value-type="error">
            <text:p>#VALEUR !</text:p>
          </table:table-cell>
          <table:table-cell table:formula="of:=[.T17]*[.T$42]/[.T$44]" office:value-type="float" office:value="9.84317168506797" calcext:value-type="float">
            <text:p>9,8431716851</text:p>
          </table:table-cell>
          <table:table-cell table:formula="of:=[.U17]*[.U$42]/[.U$44]" office:value-type="string" office:string-value="" calcext:value-type="error">
            <text:p>#VALEUR !</text:p>
          </table:table-cell>
          <table:table-cell table:formula="of:=[.V17]*[.V$42]/[.V$44]" office:value-type="float" office:value="0" calcext:value-type="float">
            <text:p>0</text:p>
          </table:table-cell>
          <table:table-cell table:formula="of:=[.W17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58.3" calcext:value-type="float">
            <text:p>58,3</text:p>
          </table:table-cell>
          <table:table-cell table:formula="of:=[.C18]*[.C$42]/[.C$44]" office:value-type="string" office:string-value="" calcext:value-type="error">
            <text:p>#VALEUR !</text:p>
          </table:table-cell>
          <table:table-cell table:formula="of:=[.D18]*[.D$42]/[.D$44]" office:value-type="float" office:value="0.0175071151852391" calcext:value-type="float">
            <text:p>0,0175071152</text:p>
          </table:table-cell>
          <table:table-cell table:formula="of:=[.E18]*[.E$42]/[.E$44]" office:value-type="string" office:string-value="" calcext:value-type="error">
            <text:p>#VALEUR !</text:p>
          </table:table-cell>
          <table:table-cell table:formula="of:=[.F18]*[.F$42]/[.F$44]" office:value-type="float" office:value="1" calcext:value-type="float">
            <text:p>1</text:p>
          </table:table-cell>
          <table:table-cell table:formula="of:=[.G18]*[.G$42]/[.G$44]" office:value-type="string" office:string-value="" calcext:value-type="error">
            <text:p>#VALEUR !</text:p>
          </table:table-cell>
          <table:table-cell table:formula="of:=[.H18]*[.H$42]/[.H$44]" office:value-type="string" office:string-value="" calcext:value-type="error">
            <text:p>#VALEUR !</text:p>
          </table:table-cell>
          <table:table-cell table:formula="of:=[.I18]*[.I$42]/[.I$44]" office:value-type="string" office:string-value="" calcext:value-type="error">
            <text:p>#VALEUR !</text:p>
          </table:table-cell>
          <table:table-cell table:formula="of:=[.J18]*[.J$42]/[.J$44]" office:value-type="string" office:string-value="" calcext:value-type="error">
            <text:p>#VALEUR !</text:p>
          </table:table-cell>
          <table:table-cell table:formula="of:=[.K18]*[.K$42]/[.K$44]" office:value-type="string" office:string-value="" calcext:value-type="error">
            <text:p>#VALEUR !</text:p>
          </table:table-cell>
          <table:table-cell table:formula="of:=[.L18]*[.L$42]/[.L$44]" office:value-type="string" office:string-value="" calcext:value-type="error">
            <text:p>#VALEUR !</text:p>
          </table:table-cell>
          <table:table-cell table:formula="of:=[.M18]*[.M$42]/[.M$44]" office:value-type="string" office:string-value="" calcext:value-type="error">
            <text:p>#VALEUR !</text:p>
          </table:table-cell>
          <table:table-cell table:formula="of:=[.N18]*[.N$42]/[.N$44]" office:value-type="float" office:value="0.111233470254312" calcext:value-type="float">
            <text:p>0,1112334703</text:p>
          </table:table-cell>
          <table:table-cell table:formula="of:=[.O18]*[.O$42]/[.O$44]" office:value-type="float" office:value="39.5635531368931" calcext:value-type="float">
            <text:p>39,5635531369</text:p>
          </table:table-cell>
          <table:table-cell table:formula="of:=[.P18]*[.P$42]/[.P$44]" office:value-type="float" office:value="0.0167986472958374" calcext:value-type="float">
            <text:p>0,0167986473</text:p>
          </table:table-cell>
          <table:table-cell table:formula="of:=[.Q18]*[.Q$42]/[.Q$44]" office:value-type="string" office:string-value="" calcext:value-type="error">
            <text:p>#VALEUR !</text:p>
          </table:table-cell>
          <table:table-cell table:formula="of:=[.R18]*[.R$42]/[.R$44]" office:value-type="string" office:string-value="" calcext:value-type="error">
            <text:p>#VALEUR !</text:p>
          </table:table-cell>
          <table:table-cell table:formula="of:=[.S18]*[.S$42]/[.S$44]" office:value-type="string" office:string-value="" calcext:value-type="error">
            <text:p>#VALEUR !</text:p>
          </table:table-cell>
          <table:table-cell table:formula="of:=[.T18]*[.T$42]/[.T$44]" office:value-type="float" office:value="11.2139253443805" calcext:value-type="float">
            <text:p>11,2139253444</text:p>
          </table:table-cell>
          <table:table-cell table:formula="of:=[.U18]*[.U$42]/[.U$44]" office:value-type="string" office:string-value="" calcext:value-type="error">
            <text:p>#VALEUR !</text:p>
          </table:table-cell>
          <table:table-cell table:formula="of:=[.V18]*[.V$42]/[.V$44]" office:value-type="float" office:value="0" calcext:value-type="float">
            <text:p>0</text:p>
          </table:table-cell>
          <table:table-cell table:formula="of:=[.W18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60.1" calcext:value-type="float">
            <text:p>60,1</text:p>
          </table:table-cell>
          <table:table-cell table:formula="of:=[.C19]*[.C$42]/[.C$44]" office:value-type="string" office:string-value="" calcext:value-type="error">
            <text:p>#VALEUR !</text:p>
          </table:table-cell>
          <table:table-cell table:formula="of:=[.D19]*[.D$42]/[.D$44]" office:value-type="float" office:value="0.0122254184383128" calcext:value-type="float">
            <text:p>0,0122254184</text:p>
          </table:table-cell>
          <table:table-cell table:formula="of:=[.E19]*[.E$42]/[.E$44]" office:value-type="string" office:string-value="" calcext:value-type="error">
            <text:p>#VALEUR !</text:p>
          </table:table-cell>
          <table:table-cell table:formula="of:=[.F19]*[.F$42]/[.F$44]" office:value-type="float" office:value="1" calcext:value-type="float">
            <text:p>1</text:p>
          </table:table-cell>
          <table:table-cell table:formula="of:=[.G19]*[.G$42]/[.G$44]" office:value-type="string" office:string-value="" calcext:value-type="error">
            <text:p>#VALEUR !</text:p>
          </table:table-cell>
          <table:table-cell table:formula="of:=[.H19]*[.H$42]/[.H$44]" office:value-type="string" office:string-value="" calcext:value-type="error">
            <text:p>#VALEUR !</text:p>
          </table:table-cell>
          <table:table-cell table:formula="of:=[.I19]*[.I$42]/[.I$44]" office:value-type="string" office:string-value="" calcext:value-type="error">
            <text:p>#VALEUR !</text:p>
          </table:table-cell>
          <table:table-cell table:formula="of:=[.J19]*[.J$42]/[.J$44]" office:value-type="string" office:string-value="" calcext:value-type="error">
            <text:p>#VALEUR !</text:p>
          </table:table-cell>
          <table:table-cell table:formula="of:=[.K19]*[.K$42]/[.K$44]" office:value-type="string" office:string-value="" calcext:value-type="error">
            <text:p>#VALEUR !</text:p>
          </table:table-cell>
          <table:table-cell table:formula="of:=[.L19]*[.L$42]/[.L$44]" office:value-type="string" office:string-value="" calcext:value-type="error">
            <text:p>#VALEUR !</text:p>
          </table:table-cell>
          <table:table-cell table:formula="of:=[.M19]*[.M$42]/[.M$44]" office:value-type="string" office:string-value="" calcext:value-type="error">
            <text:p>#VALEUR !</text:p>
          </table:table-cell>
          <table:table-cell table:formula="of:=[.N19]*[.N$42]/[.N$44]" office:value-type="string" office:string-value="" calcext:value-type="error">
            <text:p>#VALEUR !</text:p>
          </table:table-cell>
          <table:table-cell table:formula="of:=[.O19]*[.O$42]/[.O$44]" office:value-type="float" office:value="41.0557972075682" calcext:value-type="float">
            <text:p>41,0557972076</text:p>
          </table:table-cell>
          <table:table-cell table:formula="of:=[.P19]*[.P$42]/[.P$44]" office:value-type="string" office:string-value="" calcext:value-type="error">
            <text:p>#VALEUR !</text:p>
          </table:table-cell>
          <table:table-cell table:formula="of:=[.Q19]*[.Q$42]/[.Q$44]" office:value-type="string" office:string-value="" calcext:value-type="error">
            <text:p>#VALEUR !</text:p>
          </table:table-cell>
          <table:table-cell table:formula="of:=[.R19]*[.R$42]/[.R$44]" office:value-type="string" office:string-value="" calcext:value-type="error">
            <text:p>#VALEUR !</text:p>
          </table:table-cell>
          <table:table-cell table:formula="of:=[.S19]*[.S$42]/[.S$44]" office:value-type="string" office:string-value="" calcext:value-type="error">
            <text:p>#VALEUR !</text:p>
          </table:table-cell>
          <table:table-cell table:formula="of:=[.T19]*[.T$42]/[.T$44]" office:value-type="float" office:value="9.23924487207939" calcext:value-type="float">
            <text:p>9,2392448721</text:p>
          </table:table-cell>
          <table:table-cell table:formula="of:=[.U19]*[.U$42]/[.U$44]" office:value-type="string" office:string-value="" calcext:value-type="error">
            <text:p>#VALEUR !</text:p>
          </table:table-cell>
          <table:table-cell table:formula="of:=[.V19]*[.V$42]/[.V$44]" office:value-type="float" office:value="0" calcext:value-type="float">
            <text:p>0</text:p>
          </table:table-cell>
          <table:table-cell table:formula="of:=[.W19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61.9" calcext:value-type="float">
            <text:p>61,9</text:p>
          </table:table-cell>
          <table:table-cell table:formula="of:=[.C20]*[.C$42]/[.C$44]" office:value-type="string" office:string-value="" calcext:value-type="error">
            <text:p>#VALEUR !</text:p>
          </table:table-cell>
          <table:table-cell table:formula="of:=[.D20]*[.D$42]/[.D$44]" office:value-type="float" office:value="0.0206735381149989" calcext:value-type="float">
            <text:p>0,0206735381</text:p>
          </table:table-cell>
          <table:table-cell table:formula="of:=[.E20]*[.E$42]/[.E$44]" office:value-type="string" office:string-value="" calcext:value-type="error">
            <text:p>#VALEUR !</text:p>
          </table:table-cell>
          <table:table-cell table:formula="of:=[.F20]*[.F$42]/[.F$44]" office:value-type="float" office:value="1" calcext:value-type="float">
            <text:p>1</text:p>
          </table:table-cell>
          <table:table-cell table:formula="of:=[.G20]*[.G$42]/[.G$44]" office:value-type="string" office:string-value="" calcext:value-type="error">
            <text:p>#VALEUR !</text:p>
          </table:table-cell>
          <table:table-cell table:formula="of:=[.H20]*[.H$42]/[.H$44]" office:value-type="string" office:string-value="" calcext:value-type="error">
            <text:p>#VALEUR !</text:p>
          </table:table-cell>
          <table:table-cell table:formula="of:=[.I20]*[.I$42]/[.I$44]" office:value-type="string" office:string-value="" calcext:value-type="error">
            <text:p>#VALEUR !</text:p>
          </table:table-cell>
          <table:table-cell table:formula="of:=[.J20]*[.J$42]/[.J$44]" office:value-type="string" office:string-value="" calcext:value-type="error">
            <text:p>#VALEUR !</text:p>
          </table:table-cell>
          <table:table-cell table:formula="of:=[.K20]*[.K$42]/[.K$44]" office:value-type="string" office:string-value="" calcext:value-type="error">
            <text:p>#VALEUR !</text:p>
          </table:table-cell>
          <table:table-cell table:formula="of:=[.L20]*[.L$42]/[.L$44]" office:value-type="string" office:string-value="" calcext:value-type="error">
            <text:p>#VALEUR !</text:p>
          </table:table-cell>
          <table:table-cell table:formula="of:=[.M20]*[.M$42]/[.M$44]" office:value-type="string" office:string-value="" calcext:value-type="error">
            <text:p>#VALEUR !</text:p>
          </table:table-cell>
          <table:table-cell table:formula="of:=[.N20]*[.N$42]/[.N$44]" office:value-type="float" office:value="0.100998265740779" calcext:value-type="float">
            <text:p>0,1009982657</text:p>
          </table:table-cell>
          <table:table-cell table:formula="of:=[.O20]*[.O$42]/[.O$44]" office:value-type="float" office:value="39.6197554818758" calcext:value-type="float">
            <text:p>39,6197554819</text:p>
          </table:table-cell>
          <table:table-cell table:formula="of:=[.P20]*[.P$42]/[.P$44]" office:value-type="float" office:value="0.0184571429407092" calcext:value-type="float">
            <text:p>0,0184571429</text:p>
          </table:table-cell>
          <table:table-cell table:formula="of:=[.Q20]*[.Q$42]/[.Q$44]" office:value-type="string" office:string-value="" calcext:value-type="error">
            <text:p>#VALEUR !</text:p>
          </table:table-cell>
          <table:table-cell table:formula="of:=[.R20]*[.R$42]/[.R$44]" office:value-type="string" office:string-value="" calcext:value-type="error">
            <text:p>#VALEUR !</text:p>
          </table:table-cell>
          <table:table-cell table:formula="of:=[.S20]*[.S$42]/[.S$44]" office:value-type="string" office:string-value="" calcext:value-type="error">
            <text:p>#VALEUR !</text:p>
          </table:table-cell>
          <table:table-cell table:formula="of:=[.T20]*[.T$42]/[.T$44]" office:value-type="float" office:value="12.3359827025444" calcext:value-type="float">
            <text:p>12,3359827025</text:p>
          </table:table-cell>
          <table:table-cell table:formula="of:=[.U20]*[.U$42]/[.U$44]" office:value-type="string" office:string-value="" calcext:value-type="error">
            <text:p>#VALEUR !</text:p>
          </table:table-cell>
          <table:table-cell table:formula="of:=[.V20]*[.V$42]/[.V$44]" office:value-type="float" office:value="0" calcext:value-type="float">
            <text:p>0</text:p>
          </table:table-cell>
          <table:table-cell table:formula="of:=[.W20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63.6" calcext:value-type="float">
            <text:p>63,6</text:p>
          </table:table-cell>
          <table:table-cell table:formula="of:=[.C21]*[.C$42]/[.C$44]" office:value-type="string" office:string-value="" calcext:value-type="error">
            <text:p>#VALEUR !</text:p>
          </table:table-cell>
          <table:table-cell table:formula="of:=[.D21]*[.D$42]/[.D$44]" office:value-type="float" office:value="0.0136910154332019" calcext:value-type="float">
            <text:p>0,0136910154</text:p>
          </table:table-cell>
          <table:table-cell table:formula="of:=[.E21]*[.E$42]/[.E$44]" office:value-type="string" office:string-value="" calcext:value-type="error">
            <text:p>#VALEUR !</text:p>
          </table:table-cell>
          <table:table-cell table:formula="of:=[.F21]*[.F$42]/[.F$44]" office:value-type="float" office:value="1" calcext:value-type="float">
            <text:p>1</text:p>
          </table:table-cell>
          <table:table-cell table:formula="of:=[.G21]*[.G$42]/[.G$44]" office:value-type="string" office:string-value="" calcext:value-type="error">
            <text:p>#VALEUR !</text:p>
          </table:table-cell>
          <table:table-cell table:formula="of:=[.H21]*[.H$42]/[.H$44]" office:value-type="string" office:string-value="" calcext:value-type="error">
            <text:p>#VALEUR !</text:p>
          </table:table-cell>
          <table:table-cell table:formula="of:=[.I21]*[.I$42]/[.I$44]" office:value-type="string" office:string-value="" calcext:value-type="error">
            <text:p>#VALEUR !</text:p>
          </table:table-cell>
          <table:table-cell table:formula="of:=[.J21]*[.J$42]/[.J$44]" office:value-type="string" office:string-value="" calcext:value-type="error">
            <text:p>#VALEUR !</text:p>
          </table:table-cell>
          <table:table-cell table:formula="of:=[.K21]*[.K$42]/[.K$44]" office:value-type="string" office:string-value="" calcext:value-type="error">
            <text:p>#VALEUR !</text:p>
          </table:table-cell>
          <table:table-cell table:formula="of:=[.L21]*[.L$42]/[.L$44]" office:value-type="string" office:string-value="" calcext:value-type="error">
            <text:p>#VALEUR !</text:p>
          </table:table-cell>
          <table:table-cell table:formula="of:=[.M21]*[.M$42]/[.M$44]" office:value-type="string" office:string-value="" calcext:value-type="error">
            <text:p>#VALEUR !</text:p>
          </table:table-cell>
          <table:table-cell table:formula="of:=[.N21]*[.N$42]/[.N$44]" office:value-type="string" office:string-value="" calcext:value-type="error">
            <text:p>#VALEUR !</text:p>
          </table:table-cell>
          <table:table-cell table:formula="of:=[.O21]*[.O$42]/[.O$44]" office:value-type="float" office:value="54.6422164777302" calcext:value-type="float">
            <text:p>54,6422164777</text:p>
          </table:table-cell>
          <table:table-cell table:formula="of:=[.P21]*[.P$42]/[.P$44]" office:value-type="float" office:value="0.00908067529680201" calcext:value-type="float">
            <text:p>0,0090806753</text:p>
          </table:table-cell>
          <table:table-cell table:formula="of:=[.Q21]*[.Q$42]/[.Q$44]" office:value-type="string" office:string-value="" calcext:value-type="error">
            <text:p>#VALEUR !</text:p>
          </table:table-cell>
          <table:table-cell table:formula="of:=[.R21]*[.R$42]/[.R$44]" office:value-type="string" office:string-value="" calcext:value-type="error">
            <text:p>#VALEUR !</text:p>
          </table:table-cell>
          <table:table-cell table:formula="of:=[.S21]*[.S$42]/[.S$44]" office:value-type="string" office:string-value="" calcext:value-type="error">
            <text:p>#VALEUR !</text:p>
          </table:table-cell>
          <table:table-cell table:formula="of:=[.T21]*[.T$42]/[.T$44]" office:value-type="float" office:value="9.28086079531325" calcext:value-type="float">
            <text:p>9,2808607953</text:p>
          </table:table-cell>
          <table:table-cell table:formula="of:=[.U21]*[.U$42]/[.U$44]" office:value-type="string" office:string-value="" calcext:value-type="error">
            <text:p>#VALEUR !</text:p>
          </table:table-cell>
          <table:table-cell table:formula="of:=[.V21]*[.V$42]/[.V$44]" office:value-type="string" office:string-value="" calcext:value-type="error">
            <text:p>#VALEUR !</text:p>
          </table:table-cell>
          <table:table-cell table:formula="of:=[.W21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65.4" calcext:value-type="float">
            <text:p>65,4</text:p>
          </table:table-cell>
          <table:table-cell table:formula="of:=[.C22]*[.C$42]/[.C$44]" office:value-type="string" office:string-value="" calcext:value-type="error">
            <text:p>#VALEUR !</text:p>
          </table:table-cell>
          <table:table-cell table:formula="of:=[.D22]*[.D$42]/[.D$44]" office:value-type="float" office:value="0.0134354855233718" calcext:value-type="float">
            <text:p>0,0134354855</text:p>
          </table:table-cell>
          <table:table-cell table:formula="of:=[.E22]*[.E$42]/[.E$44]" office:value-type="string" office:string-value="" calcext:value-type="error">
            <text:p>#VALEUR !</text:p>
          </table:table-cell>
          <table:table-cell table:formula="of:=[.F22]*[.F$42]/[.F$44]" office:value-type="float" office:value="1" calcext:value-type="float">
            <text:p>1</text:p>
          </table:table-cell>
          <table:table-cell table:formula="of:=[.G22]*[.G$42]/[.G$44]" office:value-type="string" office:string-value="" calcext:value-type="error">
            <text:p>#VALEUR !</text:p>
          </table:table-cell>
          <table:table-cell table:formula="of:=[.H22]*[.H$42]/[.H$44]" office:value-type="string" office:string-value="" calcext:value-type="error">
            <text:p>#VALEUR !</text:p>
          </table:table-cell>
          <table:table-cell table:formula="of:=[.I22]*[.I$42]/[.I$44]" office:value-type="string" office:string-value="" calcext:value-type="error">
            <text:p>#VALEUR !</text:p>
          </table:table-cell>
          <table:table-cell table:formula="of:=[.J22]*[.J$42]/[.J$44]" office:value-type="string" office:string-value="" calcext:value-type="error">
            <text:p>#VALEUR !</text:p>
          </table:table-cell>
          <table:table-cell table:formula="of:=[.K22]*[.K$42]/[.K$44]" office:value-type="string" office:string-value="" calcext:value-type="error">
            <text:p>#VALEUR !</text:p>
          </table:table-cell>
          <table:table-cell table:formula="of:=[.L22]*[.L$42]/[.L$44]" office:value-type="string" office:string-value="" calcext:value-type="error">
            <text:p>#VALEUR !</text:p>
          </table:table-cell>
          <table:table-cell table:formula="of:=[.M22]*[.M$42]/[.M$44]" office:value-type="string" office:string-value="" calcext:value-type="error">
            <text:p>#VALEUR !</text:p>
          </table:table-cell>
          <table:table-cell table:formula="of:=[.N22]*[.N$42]/[.N$44]" office:value-type="string" office:string-value="" calcext:value-type="error">
            <text:p>#VALEUR !</text:p>
          </table:table-cell>
          <table:table-cell table:formula="of:=[.O22]*[.O$42]/[.O$44]" office:value-type="float" office:value="40.5643331428425" calcext:value-type="float">
            <text:p>40,5643331428</text:p>
          </table:table-cell>
          <table:table-cell table:formula="of:=[.P22]*[.P$42]/[.P$44]" office:value-type="float" office:value="0.0141105872931284" calcext:value-type="float">
            <text:p>0,0141105873</text:p>
          </table:table-cell>
          <table:table-cell table:formula="of:=[.Q22]*[.Q$42]/[.Q$44]" office:value-type="string" office:string-value="" calcext:value-type="error">
            <text:p>#VALEUR !</text:p>
          </table:table-cell>
          <table:table-cell table:formula="of:=[.R22]*[.R$42]/[.R$44]" office:value-type="string" office:string-value="" calcext:value-type="error">
            <text:p>#VALEUR !</text:p>
          </table:table-cell>
          <table:table-cell table:formula="of:=[.S22]*[.S$42]/[.S$44]" office:value-type="string" office:string-value="" calcext:value-type="error">
            <text:p>#VALEUR !</text:p>
          </table:table-cell>
          <table:table-cell table:formula="of:=[.T22]*[.T$42]/[.T$44]" office:value-type="float" office:value="8.28008357917263" calcext:value-type="float">
            <text:p>8,2800835792</text:p>
          </table:table-cell>
          <table:table-cell table:formula="of:=[.U22]*[.U$42]/[.U$44]" office:value-type="string" office:string-value="" calcext:value-type="error">
            <text:p>#VALEUR !</text:p>
          </table:table-cell>
          <table:table-cell table:formula="of:=[.V22]*[.V$42]/[.V$44]" office:value-type="float" office:value="0" calcext:value-type="float">
            <text:p>0</text:p>
          </table:table-cell>
          <table:table-cell table:formula="of:=[.W22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67.2" calcext:value-type="float">
            <text:p>67,2</text:p>
          </table:table-cell>
          <table:table-cell table:formula="of:=[.C23]*[.C$42]/[.C$44]" office:value-type="string" office:string-value="" calcext:value-type="error">
            <text:p>#VALEUR !</text:p>
          </table:table-cell>
          <table:table-cell table:formula="of:=[.D23]*[.D$42]/[.D$44]" office:value-type="float" office:value="0.0139009474126025" calcext:value-type="float">
            <text:p>0,0139009474</text:p>
          </table:table-cell>
          <table:table-cell table:formula="of:=[.E23]*[.E$42]/[.E$44]" office:value-type="string" office:string-value="" calcext:value-type="error">
            <text:p>#VALEUR !</text:p>
          </table:table-cell>
          <table:table-cell table:formula="of:=[.F23]*[.F$42]/[.F$44]" office:value-type="float" office:value="1" calcext:value-type="float">
            <text:p>1</text:p>
          </table:table-cell>
          <table:table-cell table:formula="of:=[.G23]*[.G$42]/[.G$44]" office:value-type="string" office:string-value="" calcext:value-type="error">
            <text:p>#VALEUR !</text:p>
          </table:table-cell>
          <table:table-cell table:formula="of:=[.H23]*[.H$42]/[.H$44]" office:value-type="string" office:string-value="" calcext:value-type="error">
            <text:p>#VALEUR !</text:p>
          </table:table-cell>
          <table:table-cell table:formula="of:=[.I23]*[.I$42]/[.I$44]" office:value-type="string" office:string-value="" calcext:value-type="error">
            <text:p>#VALEUR !</text:p>
          </table:table-cell>
          <table:table-cell table:formula="of:=[.J23]*[.J$42]/[.J$44]" office:value-type="string" office:string-value="" calcext:value-type="error">
            <text:p>#VALEUR !</text:p>
          </table:table-cell>
          <table:table-cell table:formula="of:=[.K23]*[.K$42]/[.K$44]" office:value-type="string" office:string-value="" calcext:value-type="error">
            <text:p>#VALEUR !</text:p>
          </table:table-cell>
          <table:table-cell table:formula="of:=[.L23]*[.L$42]/[.L$44]" office:value-type="string" office:string-value="" calcext:value-type="error">
            <text:p>#VALEUR !</text:p>
          </table:table-cell>
          <table:table-cell table:formula="of:=[.M23]*[.M$42]/[.M$44]" office:value-type="string" office:string-value="" calcext:value-type="error">
            <text:p>#VALEUR !</text:p>
          </table:table-cell>
          <table:table-cell table:formula="of:=[.N23]*[.N$42]/[.N$44]" office:value-type="float" office:value="0.0655491333015776" calcext:value-type="float">
            <text:p>0,0655491333</text:p>
          </table:table-cell>
          <table:table-cell table:formula="of:=[.O23]*[.O$42]/[.O$44]" office:value-type="float" office:value="31.2080223044272" calcext:value-type="float">
            <text:p>31,2080223044</text:p>
          </table:table-cell>
          <table:table-cell table:formula="of:=[.P23]*[.P$42]/[.P$44]" office:value-type="string" office:string-value="" calcext:value-type="error">
            <text:p>#VALEUR !</text:p>
          </table:table-cell>
          <table:table-cell table:formula="of:=[.Q23]*[.Q$42]/[.Q$44]" office:value-type="string" office:string-value="" calcext:value-type="error">
            <text:p>#VALEUR !</text:p>
          </table:table-cell>
          <table:table-cell table:formula="of:=[.R23]*[.R$42]/[.R$44]" office:value-type="string" office:string-value="" calcext:value-type="error">
            <text:p>#VALEUR !</text:p>
          </table:table-cell>
          <table:table-cell table:formula="of:=[.S23]*[.S$42]/[.S$44]" office:value-type="string" office:string-value="" calcext:value-type="error">
            <text:p>#VALEUR !</text:p>
          </table:table-cell>
          <table:table-cell table:formula="of:=[.T23]*[.T$42]/[.T$44]" office:value-type="float" office:value="8.07125297633195" calcext:value-type="float">
            <text:p>8,0712529763</text:p>
          </table:table-cell>
          <table:table-cell table:formula="of:=[.U23]*[.U$42]/[.U$44]" office:value-type="string" office:string-value="" calcext:value-type="error">
            <text:p>#VALEUR !</text:p>
          </table:table-cell>
          <table:table-cell table:formula="of:=[.V23]*[.V$42]/[.V$44]" office:value-type="float" office:value="0" calcext:value-type="float">
            <text:p>0</text:p>
          </table:table-cell>
          <table:table-cell table:formula="of:=[.W23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68.9" calcext:value-type="float">
            <text:p>68,9</text:p>
          </table:table-cell>
          <table:table-cell table:formula="of:=[.C24]*[.C$42]/[.C$44]" office:value-type="string" office:string-value="" calcext:value-type="error">
            <text:p>#VALEUR !</text:p>
          </table:table-cell>
          <table:table-cell table:formula="of:=[.D24]*[.D$42]/[.D$44]" office:value-type="float" office:value="0.0184890840928266" calcext:value-type="float">
            <text:p>0,0184890841</text:p>
          </table:table-cell>
          <table:table-cell table:formula="of:=[.E24]*[.E$42]/[.E$44]" office:value-type="string" office:string-value="" calcext:value-type="error">
            <text:p>#VALEUR !</text:p>
          </table:table-cell>
          <table:table-cell table:formula="of:=[.F24]*[.F$42]/[.F$44]" office:value-type="float" office:value="1" calcext:value-type="float">
            <text:p>1</text:p>
          </table:table-cell>
          <table:table-cell table:formula="of:=[.G24]*[.G$42]/[.G$44]" office:value-type="string" office:string-value="" calcext:value-type="error">
            <text:p>#VALEUR !</text:p>
          </table:table-cell>
          <table:table-cell table:formula="of:=[.H24]*[.H$42]/[.H$44]" office:value-type="string" office:string-value="" calcext:value-type="error">
            <text:p>#VALEUR !</text:p>
          </table:table-cell>
          <table:table-cell table:formula="of:=[.I24]*[.I$42]/[.I$44]" office:value-type="string" office:string-value="" calcext:value-type="error">
            <text:p>#VALEUR !</text:p>
          </table:table-cell>
          <table:table-cell table:formula="of:=[.J24]*[.J$42]/[.J$44]" office:value-type="string" office:string-value="" calcext:value-type="error">
            <text:p>#VALEUR !</text:p>
          </table:table-cell>
          <table:table-cell table:formula="of:=[.K24]*[.K$42]/[.K$44]" office:value-type="string" office:string-value="" calcext:value-type="error">
            <text:p>#VALEUR !</text:p>
          </table:table-cell>
          <table:table-cell table:formula="of:=[.L24]*[.L$42]/[.L$44]" office:value-type="string" office:string-value="" calcext:value-type="error">
            <text:p>#VALEUR !</text:p>
          </table:table-cell>
          <table:table-cell table:formula="of:=[.M24]*[.M$42]/[.M$44]" office:value-type="string" office:string-value="" calcext:value-type="error">
            <text:p>#VALEUR !</text:p>
          </table:table-cell>
          <table:table-cell table:formula="of:=[.N24]*[.N$42]/[.N$44]" office:value-type="float" office:value="0.0895463503716722" calcext:value-type="float">
            <text:p>0,0895463504</text:p>
          </table:table-cell>
          <table:table-cell table:formula="of:=[.O24]*[.O$42]/[.O$44]" office:value-type="float" office:value="44.3514739634752" calcext:value-type="float">
            <text:p>44,3514739635</text:p>
          </table:table-cell>
          <table:table-cell table:formula="of:=[.P24]*[.P$42]/[.P$44]" office:value-type="float" office:value="0.0150624511047073" calcext:value-type="float">
            <text:p>0,0150624511</text:p>
          </table:table-cell>
          <table:table-cell table:formula="of:=[.Q24]*[.Q$42]/[.Q$44]" office:value-type="string" office:string-value="" calcext:value-type="error">
            <text:p>#VALEUR !</text:p>
          </table:table-cell>
          <table:table-cell table:formula="of:=[.R24]*[.R$42]/[.R$44]" office:value-type="string" office:string-value="" calcext:value-type="error">
            <text:p>#VALEUR !</text:p>
          </table:table-cell>
          <table:table-cell table:formula="of:=[.S24]*[.S$42]/[.S$44]" office:value-type="string" office:string-value="" calcext:value-type="error">
            <text:p>#VALEUR !</text:p>
          </table:table-cell>
          <table:table-cell table:formula="of:=[.T24]*[.T$42]/[.T$44]" office:value-type="float" office:value="8.44297600728077" calcext:value-type="float">
            <text:p>8,4429760073</text:p>
          </table:table-cell>
          <table:table-cell table:formula="of:=[.U24]*[.U$42]/[.U$44]" office:value-type="string" office:string-value="" calcext:value-type="error">
            <text:p>#VALEUR !</text:p>
          </table:table-cell>
          <table:table-cell table:formula="of:=[.V24]*[.V$42]/[.V$44]" office:value-type="float" office:value="0" calcext:value-type="float">
            <text:p>0</text:p>
          </table:table-cell>
          <table:table-cell table:formula="of:=[.W24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70.7" calcext:value-type="float">
            <text:p>70,7</text:p>
          </table:table-cell>
          <table:table-cell table:formula="of:=[.C25]*[.C$42]/[.C$44]" office:value-type="string" office:string-value="" calcext:value-type="error">
            <text:p>#VALEUR !</text:p>
          </table:table-cell>
          <table:table-cell table:formula="of:=[.D25]*[.D$42]/[.D$44]" office:value-type="float" office:value="0.0162621807469264" calcext:value-type="float">
            <text:p>0,0162621807</text:p>
          </table:table-cell>
          <table:table-cell table:formula="of:=[.E25]*[.E$42]/[.E$44]" office:value-type="string" office:string-value="" calcext:value-type="error">
            <text:p>#VALEUR !</text:p>
          </table:table-cell>
          <table:table-cell table:formula="of:=[.F25]*[.F$42]/[.F$44]" office:value-type="float" office:value="1" calcext:value-type="float">
            <text:p>1</text:p>
          </table:table-cell>
          <table:table-cell table:formula="of:=[.G25]*[.G$42]/[.G$44]" office:value-type="string" office:string-value="" calcext:value-type="error">
            <text:p>#VALEUR !</text:p>
          </table:table-cell>
          <table:table-cell table:formula="of:=[.H25]*[.H$42]/[.H$44]" office:value-type="string" office:string-value="" calcext:value-type="error">
            <text:p>#VALEUR !</text:p>
          </table:table-cell>
          <table:table-cell table:formula="of:=[.I25]*[.I$42]/[.I$44]" office:value-type="string" office:string-value="" calcext:value-type="error">
            <text:p>#VALEUR !</text:p>
          </table:table-cell>
          <table:table-cell table:formula="of:=[.J25]*[.J$42]/[.J$44]" office:value-type="string" office:string-value="" calcext:value-type="error">
            <text:p>#VALEUR !</text:p>
          </table:table-cell>
          <table:table-cell table:formula="of:=[.K25]*[.K$42]/[.K$44]" office:value-type="string" office:string-value="" calcext:value-type="error">
            <text:p>#VALEUR !</text:p>
          </table:table-cell>
          <table:table-cell table:formula="of:=[.L25]*[.L$42]/[.L$44]" office:value-type="string" office:string-value="" calcext:value-type="error">
            <text:p>#VALEUR !</text:p>
          </table:table-cell>
          <table:table-cell table:formula="of:=[.M25]*[.M$42]/[.M$44]" office:value-type="string" office:string-value="" calcext:value-type="error">
            <text:p>#VALEUR !</text:p>
          </table:table-cell>
          <table:table-cell table:formula="of:=[.N25]*[.N$42]/[.N$44]" office:value-type="float" office:value="0.0736449373853828" calcext:value-type="float">
            <text:p>0,0736449374</text:p>
          </table:table-cell>
          <table:table-cell table:formula="of:=[.O25]*[.O$42]/[.O$44]" office:value-type="float" office:value="36.6644223146177" calcext:value-type="float">
            <text:p>36,6644223146</text:p>
          </table:table-cell>
          <table:table-cell table:formula="of:=[.P25]*[.P$42]/[.P$44]" office:value-type="string" office:string-value="" calcext:value-type="error">
            <text:p>#VALEUR !</text:p>
          </table:table-cell>
          <table:table-cell table:formula="of:=[.Q25]*[.Q$42]/[.Q$44]" office:value-type="string" office:string-value="" calcext:value-type="error">
            <text:p>#VALEUR !</text:p>
          </table:table-cell>
          <table:table-cell table:formula="of:=[.R25]*[.R$42]/[.R$44]" office:value-type="string" office:string-value="" calcext:value-type="error">
            <text:p>#VALEUR !</text:p>
          </table:table-cell>
          <table:table-cell table:formula="of:=[.S25]*[.S$42]/[.S$44]" office:value-type="string" office:string-value="" calcext:value-type="error">
            <text:p>#VALEUR !</text:p>
          </table:table-cell>
          <table:table-cell table:formula="of:=[.T25]*[.T$42]/[.T$44]" office:value-type="float" office:value="9.44727876377839" calcext:value-type="float">
            <text:p>9,4472787638</text:p>
          </table:table-cell>
          <table:table-cell table:formula="of:=[.U25]*[.U$42]/[.U$44]" office:value-type="string" office:string-value="" calcext:value-type="error">
            <text:p>#VALEUR !</text:p>
          </table:table-cell>
          <table:table-cell table:formula="of:=[.V25]*[.V$42]/[.V$44]" office:value-type="float" office:value="0" calcext:value-type="float">
            <text:p>0</text:p>
          </table:table-cell>
          <table:table-cell table:formula="of:=[.W25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72.5" calcext:value-type="float">
            <text:p>72,5</text:p>
          </table:table-cell>
          <table:table-cell table:formula="of:=[.C26]*[.C$42]/[.C$44]" office:value-type="string" office:string-value="" calcext:value-type="error">
            <text:p>#VALEUR !</text:p>
          </table:table-cell>
          <table:table-cell table:formula="of:=[.D26]*[.D$42]/[.D$44]" office:value-type="float" office:value="0.0181700409176894" calcext:value-type="float">
            <text:p>0,0181700409</text:p>
          </table:table-cell>
          <table:table-cell table:formula="of:=[.E26]*[.E$42]/[.E$44]" office:value-type="string" office:string-value="" calcext:value-type="error">
            <text:p>#VALEUR !</text:p>
          </table:table-cell>
          <table:table-cell table:formula="of:=[.F26]*[.F$42]/[.F$44]" office:value-type="float" office:value="1" calcext:value-type="float">
            <text:p>1</text:p>
          </table:table-cell>
          <table:table-cell table:formula="of:=[.G26]*[.G$42]/[.G$44]" office:value-type="string" office:string-value="" calcext:value-type="error">
            <text:p>#VALEUR !</text:p>
          </table:table-cell>
          <table:table-cell table:formula="of:=[.H26]*[.H$42]/[.H$44]" office:value-type="string" office:string-value="" calcext:value-type="error">
            <text:p>#VALEUR !</text:p>
          </table:table-cell>
          <table:table-cell table:formula="of:=[.I26]*[.I$42]/[.I$44]" office:value-type="string" office:string-value="" calcext:value-type="error">
            <text:p>#VALEUR !</text:p>
          </table:table-cell>
          <table:table-cell table:formula="of:=[.J26]*[.J$42]/[.J$44]" office:value-type="string" office:string-value="" calcext:value-type="error">
            <text:p>#VALEUR !</text:p>
          </table:table-cell>
          <table:table-cell table:formula="of:=[.K26]*[.K$42]/[.K$44]" office:value-type="string" office:string-value="" calcext:value-type="error">
            <text:p>#VALEUR !</text:p>
          </table:table-cell>
          <table:table-cell table:formula="of:=[.L26]*[.L$42]/[.L$44]" office:value-type="string" office:string-value="" calcext:value-type="error">
            <text:p>#VALEUR !</text:p>
          </table:table-cell>
          <table:table-cell table:formula="of:=[.M26]*[.M$42]/[.M$44]" office:value-type="string" office:string-value="" calcext:value-type="error">
            <text:p>#VALEUR !</text:p>
          </table:table-cell>
          <table:table-cell table:formula="of:=[.N26]*[.N$42]/[.N$44]" office:value-type="float" office:value="0.106075629104411" calcext:value-type="float">
            <text:p>0,1060756291</text:p>
          </table:table-cell>
          <table:table-cell table:formula="of:=[.O26]*[.O$42]/[.O$44]" office:value-type="float" office:value="36.8599302197353" calcext:value-type="float">
            <text:p>36,8599302197</text:p>
          </table:table-cell>
          <table:table-cell table:formula="of:=[.P26]*[.P$42]/[.P$44]" office:value-type="string" office:string-value="" calcext:value-type="error">
            <text:p>#VALEUR !</text:p>
          </table:table-cell>
          <table:table-cell table:formula="of:=[.Q26]*[.Q$42]/[.Q$44]" office:value-type="string" office:string-value="" calcext:value-type="error">
            <text:p>#VALEUR !</text:p>
          </table:table-cell>
          <table:table-cell table:formula="of:=[.R26]*[.R$42]/[.R$44]" office:value-type="string" office:string-value="" calcext:value-type="error">
            <text:p>#VALEUR !</text:p>
          </table:table-cell>
          <table:table-cell table:formula="of:=[.S26]*[.S$42]/[.S$44]" office:value-type="string" office:string-value="" calcext:value-type="error">
            <text:p>#VALEUR !</text:p>
          </table:table-cell>
          <table:table-cell table:formula="of:=[.T26]*[.T$42]/[.T$44]" office:value-type="float" office:value="8.43577900492303" calcext:value-type="float">
            <text:p>8,4357790049</text:p>
          </table:table-cell>
          <table:table-cell table:formula="of:=[.U26]*[.U$42]/[.U$44]" office:value-type="string" office:string-value="" calcext:value-type="error">
            <text:p>#VALEUR !</text:p>
          </table:table-cell>
          <table:table-cell table:formula="of:=[.V26]*[.V$42]/[.V$44]" office:value-type="float" office:value="0" calcext:value-type="float">
            <text:p>0</text:p>
          </table:table-cell>
          <table:table-cell table:formula="of:=[.W26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74.2" calcext:value-type="float">
            <text:p>74,2</text:p>
          </table:table-cell>
          <table:table-cell table:formula="of:=[.C27]*[.C$42]/[.C$44]" office:value-type="string" office:string-value="" calcext:value-type="error">
            <text:p>#VALEUR !</text:p>
          </table:table-cell>
          <table:table-cell table:formula="of:=[.D27]*[.D$42]/[.D$44]" office:value-type="float" office:value="0.0106551731802576" calcext:value-type="float">
            <text:p>0,0106551732</text:p>
          </table:table-cell>
          <table:table-cell table:formula="of:=[.E27]*[.E$42]/[.E$44]" office:value-type="string" office:string-value="" calcext:value-type="error">
            <text:p>#VALEUR !</text:p>
          </table:table-cell>
          <table:table-cell table:formula="of:=[.F27]*[.F$42]/[.F$44]" office:value-type="float" office:value="1" calcext:value-type="float">
            <text:p>1</text:p>
          </table:table-cell>
          <table:table-cell table:formula="of:=[.G27]*[.G$42]/[.G$44]" office:value-type="string" office:string-value="" calcext:value-type="error">
            <text:p>#VALEUR !</text:p>
          </table:table-cell>
          <table:table-cell table:formula="of:=[.H27]*[.H$42]/[.H$44]" office:value-type="string" office:string-value="" calcext:value-type="error">
            <text:p>#VALEUR !</text:p>
          </table:table-cell>
          <table:table-cell table:formula="of:=[.I27]*[.I$42]/[.I$44]" office:value-type="string" office:string-value="" calcext:value-type="error">
            <text:p>#VALEUR !</text:p>
          </table:table-cell>
          <table:table-cell table:formula="of:=[.J27]*[.J$42]/[.J$44]" office:value-type="string" office:string-value="" calcext:value-type="error">
            <text:p>#VALEUR !</text:p>
          </table:table-cell>
          <table:table-cell table:formula="of:=[.K27]*[.K$42]/[.K$44]" office:value-type="string" office:string-value="" calcext:value-type="error">
            <text:p>#VALEUR !</text:p>
          </table:table-cell>
          <table:table-cell table:formula="of:=[.L27]*[.L$42]/[.L$44]" office:value-type="string" office:string-value="" calcext:value-type="error">
            <text:p>#VALEUR !</text:p>
          </table:table-cell>
          <table:table-cell table:formula="of:=[.M27]*[.M$42]/[.M$44]" office:value-type="string" office:string-value="" calcext:value-type="error">
            <text:p>#VALEUR !</text:p>
          </table:table-cell>
          <table:table-cell table:formula="of:=[.N27]*[.N$42]/[.N$44]" office:value-type="string" office:string-value="" calcext:value-type="error">
            <text:p>#VALEUR !</text:p>
          </table:table-cell>
          <table:table-cell table:formula="of:=[.O27]*[.O$42]/[.O$44]" office:value-type="float" office:value="58.3752914263495" calcext:value-type="float">
            <text:p>58,3752914263</text:p>
          </table:table-cell>
          <table:table-cell table:formula="of:=[.P27]*[.P$42]/[.P$44]" office:value-type="string" office:string-value="" calcext:value-type="error">
            <text:p>#VALEUR !</text:p>
          </table:table-cell>
          <table:table-cell table:formula="of:=[.Q27]*[.Q$42]/[.Q$44]" office:value-type="string" office:string-value="" calcext:value-type="error">
            <text:p>#VALEUR !</text:p>
          </table:table-cell>
          <table:table-cell table:formula="of:=[.R27]*[.R$42]/[.R$44]" office:value-type="string" office:string-value="" calcext:value-type="error">
            <text:p>#VALEUR !</text:p>
          </table:table-cell>
          <table:table-cell table:formula="of:=[.S27]*[.S$42]/[.S$44]" office:value-type="string" office:string-value="" calcext:value-type="error">
            <text:p>#VALEUR !</text:p>
          </table:table-cell>
          <table:table-cell table:formula="of:=[.T27]*[.T$42]/[.T$44]" office:value-type="float" office:value="9.49228504771838" calcext:value-type="float">
            <text:p>9,4922850477</text:p>
          </table:table-cell>
          <table:table-cell table:formula="of:=[.U27]*[.U$42]/[.U$44]" office:value-type="string" office:string-value="" calcext:value-type="error">
            <text:p>#VALEUR !</text:p>
          </table:table-cell>
          <table:table-cell table:formula="of:=[.V27]*[.V$42]/[.V$44]" office:value-type="float" office:value="0" calcext:value-type="float">
            <text:p>0</text:p>
          </table:table-cell>
          <table:table-cell table:formula="of:=[.W27]*[.W$42]/[.W$44]" office:value-type="float" office:value="0.0117094663190613" calcext:value-type="float">
            <text:p>0,011709466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[.C28]*[.C$42]/[.C$44]" office:value-type="string" office:string-value="" calcext:value-type="error">
            <text:p>#VALEUR !</text:p>
          </table:table-cell>
          <table:table-cell table:formula="of:=[.D28]*[.D$42]/[.D$44]" office:value-type="float" office:value="0.0152611535804251" calcext:value-type="float">
            <text:p>0,0152611536</text:p>
          </table:table-cell>
          <table:table-cell table:formula="of:=[.E28]*[.E$42]/[.E$44]" office:value-type="string" office:string-value="" calcext:value-type="error">
            <text:p>#VALEUR !</text:p>
          </table:table-cell>
          <table:table-cell table:formula="of:=[.F28]*[.F$42]/[.F$44]" office:value-type="float" office:value="1" calcext:value-type="float">
            <text:p>1</text:p>
          </table:table-cell>
          <table:table-cell table:formula="of:=[.G28]*[.G$42]/[.G$44]" office:value-type="string" office:string-value="" calcext:value-type="error">
            <text:p>#VALEUR !</text:p>
          </table:table-cell>
          <table:table-cell table:formula="of:=[.H28]*[.H$42]/[.H$44]" office:value-type="string" office:string-value="" calcext:value-type="error">
            <text:p>#VALEUR !</text:p>
          </table:table-cell>
          <table:table-cell table:formula="of:=[.I28]*[.I$42]/[.I$44]" office:value-type="string" office:string-value="" calcext:value-type="error">
            <text:p>#VALEUR !</text:p>
          </table:table-cell>
          <table:table-cell table:formula="of:=[.J28]*[.J$42]/[.J$44]" office:value-type="string" office:string-value="" calcext:value-type="error">
            <text:p>#VALEUR !</text:p>
          </table:table-cell>
          <table:table-cell table:formula="of:=[.K28]*[.K$42]/[.K$44]" office:value-type="string" office:string-value="" calcext:value-type="error">
            <text:p>#VALEUR !</text:p>
          </table:table-cell>
          <table:table-cell table:formula="of:=[.L28]*[.L$42]/[.L$44]" office:value-type="string" office:string-value="" calcext:value-type="error">
            <text:p>#VALEUR !</text:p>
          </table:table-cell>
          <table:table-cell table:formula="of:=[.M28]*[.M$42]/[.M$44]" office:value-type="string" office:string-value="" calcext:value-type="error">
            <text:p>#VALEUR !</text:p>
          </table:table-cell>
          <table:table-cell table:formula="of:=[.N28]*[.N$42]/[.N$44]" office:value-type="float" office:value="0.0639595494973765" calcext:value-type="float">
            <text:p>0,0639595495</text:p>
          </table:table-cell>
          <table:table-cell table:formula="of:=[.O28]*[.O$42]/[.O$44]" office:value-type="float" office:value="26.6363435373873" calcext:value-type="float">
            <text:p>26,6363435374</text:p>
          </table:table-cell>
          <table:table-cell table:formula="of:=[.P28]*[.P$42]/[.P$44]" office:value-type="float" office:value="0.00914694129401996" calcext:value-type="float">
            <text:p>0,0091469413</text:p>
          </table:table-cell>
          <table:table-cell table:formula="of:=[.Q28]*[.Q$42]/[.Q$44]" office:value-type="string" office:string-value="" calcext:value-type="error">
            <text:p>#VALEUR !</text:p>
          </table:table-cell>
          <table:table-cell table:formula="of:=[.R28]*[.R$42]/[.R$44]" office:value-type="string" office:string-value="" calcext:value-type="error">
            <text:p>#VALEUR !</text:p>
          </table:table-cell>
          <table:table-cell table:formula="of:=[.S28]*[.S$42]/[.S$44]" office:value-type="string" office:string-value="" calcext:value-type="error">
            <text:p>#VALEUR !</text:p>
          </table:table-cell>
          <table:table-cell table:formula="of:=[.T28]*[.T$42]/[.T$44]" office:value-type="float" office:value="7.31217667164011" calcext:value-type="float">
            <text:p>7,3121766716</text:p>
          </table:table-cell>
          <table:table-cell table:formula="of:=[.U28]*[.U$42]/[.U$44]" office:value-type="string" office:string-value="" calcext:value-type="error">
            <text:p>#VALEUR !</text:p>
          </table:table-cell>
          <table:table-cell table:formula="of:=[.V28]*[.V$42]/[.V$44]" office:value-type="float" office:value="0" calcext:value-type="float">
            <text:p>0</text:p>
          </table:table-cell>
          <table:table-cell table:formula="of:=[.W28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77.8" calcext:value-type="float">
            <text:p>77,8</text:p>
          </table:table-cell>
          <table:table-cell table:formula="of:=[.C29]*[.C$42]/[.C$44]" office:value-type="string" office:string-value="" calcext:value-type="error">
            <text:p>#VALEUR !</text:p>
          </table:table-cell>
          <table:table-cell table:formula="of:=[.D29]*[.D$42]/[.D$44]" office:value-type="float" office:value="0.0139303293861768" calcext:value-type="float">
            <text:p>0,0139303294</text:p>
          </table:table-cell>
          <table:table-cell table:formula="of:=[.E29]*[.E$42]/[.E$44]" office:value-type="string" office:string-value="" calcext:value-type="error">
            <text:p>#VALEUR !</text:p>
          </table:table-cell>
          <table:table-cell table:formula="of:=[.F29]*[.F$42]/[.F$44]" office:value-type="float" office:value="1" calcext:value-type="float">
            <text:p>1</text:p>
          </table:table-cell>
          <table:table-cell table:formula="of:=[.G29]*[.G$42]/[.G$44]" office:value-type="string" office:string-value="" calcext:value-type="error">
            <text:p>#VALEUR !</text:p>
          </table:table-cell>
          <table:table-cell table:formula="of:=[.H29]*[.H$42]/[.H$44]" office:value-type="string" office:string-value="" calcext:value-type="error">
            <text:p>#VALEUR !</text:p>
          </table:table-cell>
          <table:table-cell table:formula="of:=[.I29]*[.I$42]/[.I$44]" office:value-type="string" office:string-value="" calcext:value-type="error">
            <text:p>#VALEUR !</text:p>
          </table:table-cell>
          <table:table-cell table:formula="of:=[.J29]*[.J$42]/[.J$44]" office:value-type="string" office:string-value="" calcext:value-type="error">
            <text:p>#VALEUR !</text:p>
          </table:table-cell>
          <table:table-cell table:formula="of:=[.K29]*[.K$42]/[.K$44]" office:value-type="string" office:string-value="" calcext:value-type="error">
            <text:p>#VALEUR !</text:p>
          </table:table-cell>
          <table:table-cell table:formula="of:=[.L29]*[.L$42]/[.L$44]" office:value-type="string" office:string-value="" calcext:value-type="error">
            <text:p>#VALEUR !</text:p>
          </table:table-cell>
          <table:table-cell table:formula="of:=[.M29]*[.M$42]/[.M$44]" office:value-type="string" office:string-value="" calcext:value-type="error">
            <text:p>#VALEUR !</text:p>
          </table:table-cell>
          <table:table-cell table:formula="of:=[.N29]*[.N$42]/[.N$44]" office:value-type="float" office:value="0.0818346614464778" calcext:value-type="float">
            <text:p>0,0818346614</text:p>
          </table:table-cell>
          <table:table-cell table:formula="of:=[.O29]*[.O$42]/[.O$44]" office:value-type="float" office:value="40.4414783666455" calcext:value-type="float">
            <text:p>40,4414783666</text:p>
          </table:table-cell>
          <table:table-cell table:formula="of:=[.P29]*[.P$42]/[.P$44]" office:value-type="string" office:string-value="" calcext:value-type="error">
            <text:p>#VALEUR !</text:p>
          </table:table-cell>
          <table:table-cell table:formula="of:=[.Q29]*[.Q$42]/[.Q$44]" office:value-type="string" office:string-value="" calcext:value-type="error">
            <text:p>#VALEUR !</text:p>
          </table:table-cell>
          <table:table-cell table:formula="of:=[.R29]*[.R$42]/[.R$44]" office:value-type="string" office:string-value="" calcext:value-type="error">
            <text:p>#VALEUR !</text:p>
          </table:table-cell>
          <table:table-cell table:formula="of:=[.S29]*[.S$42]/[.S$44]" office:value-type="string" office:string-value="" calcext:value-type="error">
            <text:p>#VALEUR !</text:p>
          </table:table-cell>
          <table:table-cell table:formula="of:=[.T29]*[.T$42]/[.T$44]" office:value-type="float" office:value="8.63516990084792" calcext:value-type="float">
            <text:p>8,6351699008</text:p>
          </table:table-cell>
          <table:table-cell table:formula="of:=[.U29]*[.U$42]/[.U$44]" office:value-type="string" office:string-value="" calcext:value-type="error">
            <text:p>#VALEUR !</text:p>
          </table:table-cell>
          <table:table-cell table:formula="of:=[.V29]*[.V$42]/[.V$44]" office:value-type="float" office:value="0" calcext:value-type="float">
            <text:p>0</text:p>
          </table:table-cell>
          <table:table-cell table:formula="of:=[.W29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  <table:table-cell table:formula="of:=[.C30]*[.C$42]/[.C$44]" office:value-type="string" office:string-value="" calcext:value-type="error">
            <text:p>#VALEUR !</text:p>
          </table:table-cell>
          <table:table-cell table:formula="of:=[.D30]*[.D$42]/[.D$44]" office:value-type="float" office:value="0.00901885465353504" calcext:value-type="float">
            <text:p>0,0090188547</text:p>
          </table:table-cell>
          <table:table-cell table:formula="of:=[.E30]*[.E$42]/[.E$44]" office:value-type="string" office:string-value="" calcext:value-type="error">
            <text:p>#VALEUR !</text:p>
          </table:table-cell>
          <table:table-cell table:formula="of:=[.F30]*[.F$42]/[.F$44]" office:value-type="float" office:value="1" calcext:value-type="float">
            <text:p>1</text:p>
          </table:table-cell>
          <table:table-cell table:formula="of:=[.G30]*[.G$42]/[.G$44]" office:value-type="string" office:string-value="" calcext:value-type="error">
            <text:p>#VALEUR !</text:p>
          </table:table-cell>
          <table:table-cell table:formula="of:=[.H30]*[.H$42]/[.H$44]" office:value-type="string" office:string-value="" calcext:value-type="error">
            <text:p>#VALEUR !</text:p>
          </table:table-cell>
          <table:table-cell table:formula="of:=[.I30]*[.I$42]/[.I$44]" office:value-type="string" office:string-value="" calcext:value-type="error">
            <text:p>#VALEUR !</text:p>
          </table:table-cell>
          <table:table-cell table:formula="of:=[.J30]*[.J$42]/[.J$44]" office:value-type="string" office:string-value="" calcext:value-type="error">
            <text:p>#VALEUR !</text:p>
          </table:table-cell>
          <table:table-cell table:formula="of:=[.K30]*[.K$42]/[.K$44]" office:value-type="string" office:string-value="" calcext:value-type="error">
            <text:p>#VALEUR !</text:p>
          </table:table-cell>
          <table:table-cell table:formula="of:=[.L30]*[.L$42]/[.L$44]" office:value-type="string" office:string-value="" calcext:value-type="error">
            <text:p>#VALEUR !</text:p>
          </table:table-cell>
          <table:table-cell table:formula="of:=[.M30]*[.M$42]/[.M$44]" office:value-type="string" office:string-value="" calcext:value-type="error">
            <text:p>#VALEUR !</text:p>
          </table:table-cell>
          <table:table-cell table:formula="of:=[.N30]*[.N$42]/[.N$44]" office:value-type="string" office:string-value="" calcext:value-type="error">
            <text:p>#VALEUR !</text:p>
          </table:table-cell>
          <table:table-cell table:formula="of:=[.O30]*[.O$42]/[.O$44]" office:value-type="float" office:value="31.9718865137977" calcext:value-type="float">
            <text:p>31,9718865138</text:p>
          </table:table-cell>
          <table:table-cell table:formula="of:=[.P30]*[.P$42]/[.P$44]" office:value-type="string" office:string-value="" calcext:value-type="error">
            <text:p>#VALEUR !</text:p>
          </table:table-cell>
          <table:table-cell table:formula="of:=[.Q30]*[.Q$42]/[.Q$44]" office:value-type="string" office:string-value="" calcext:value-type="error">
            <text:p>#VALEUR !</text:p>
          </table:table-cell>
          <table:table-cell table:formula="of:=[.R30]*[.R$42]/[.R$44]" office:value-type="string" office:string-value="" calcext:value-type="error">
            <text:p>#VALEUR !</text:p>
          </table:table-cell>
          <table:table-cell table:formula="of:=[.S30]*[.S$42]/[.S$44]" office:value-type="string" office:string-value="" calcext:value-type="error">
            <text:p>#VALEUR !</text:p>
          </table:table-cell>
          <table:table-cell table:formula="of:=[.T30]*[.T$42]/[.T$44]" office:value-type="float" office:value="8.53803264281821" calcext:value-type="float">
            <text:p>8,5380326428</text:p>
          </table:table-cell>
          <table:table-cell table:formula="of:=[.U30]*[.U$42]/[.U$44]" office:value-type="string" office:string-value="" calcext:value-type="error">
            <text:p>#VALEUR !</text:p>
          </table:table-cell>
          <table:table-cell table:formula="of:=[.V30]*[.V$42]/[.V$44]" office:value-type="string" office:string-value="" calcext:value-type="error">
            <text:p>#VALEUR !</text:p>
          </table:table-cell>
          <table:table-cell table:formula="of:=[.W30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81.3" calcext:value-type="float">
            <text:p>81,3</text:p>
          </table:table-cell>
          <table:table-cell table:formula="of:=[.C31]*[.C$42]/[.C$44]" office:value-type="string" office:string-value="" calcext:value-type="error">
            <text:p>#VALEUR !</text:p>
          </table:table-cell>
          <table:table-cell table:formula="of:=[.D31]*[.D$42]/[.D$44]" office:value-type="float" office:value="0.0100350583529312" calcext:value-type="float">
            <text:p>0,0100350584</text:p>
          </table:table-cell>
          <table:table-cell table:formula="of:=[.E31]*[.E$42]/[.E$44]" office:value-type="string" office:string-value="" calcext:value-type="error">
            <text:p>#VALEUR !</text:p>
          </table:table-cell>
          <table:table-cell table:formula="of:=[.F31]*[.F$42]/[.F$44]" office:value-type="float" office:value="1" calcext:value-type="float">
            <text:p>1</text:p>
          </table:table-cell>
          <table:table-cell table:formula="of:=[.G31]*[.G$42]/[.G$44]" office:value-type="string" office:string-value="" calcext:value-type="error">
            <text:p>#VALEUR !</text:p>
          </table:table-cell>
          <table:table-cell table:formula="of:=[.H31]*[.H$42]/[.H$44]" office:value-type="string" office:string-value="" calcext:value-type="error">
            <text:p>#VALEUR !</text:p>
          </table:table-cell>
          <table:table-cell table:formula="of:=[.I31]*[.I$42]/[.I$44]" office:value-type="string" office:string-value="" calcext:value-type="error">
            <text:p>#VALEUR !</text:p>
          </table:table-cell>
          <table:table-cell table:formula="of:=[.J31]*[.J$42]/[.J$44]" office:value-type="string" office:string-value="" calcext:value-type="error">
            <text:p>#VALEUR !</text:p>
          </table:table-cell>
          <table:table-cell table:formula="of:=[.K31]*[.K$42]/[.K$44]" office:value-type="string" office:string-value="" calcext:value-type="error">
            <text:p>#VALEUR !</text:p>
          </table:table-cell>
          <table:table-cell table:formula="of:=[.L31]*[.L$42]/[.L$44]" office:value-type="string" office:string-value="" calcext:value-type="error">
            <text:p>#VALEUR !</text:p>
          </table:table-cell>
          <table:table-cell table:formula="of:=[.M31]*[.M$42]/[.M$44]" office:value-type="string" office:string-value="" calcext:value-type="error">
            <text:p>#VALEUR !</text:p>
          </table:table-cell>
          <table:table-cell table:formula="of:=[.N31]*[.N$42]/[.N$44]" office:value-type="string" office:string-value="" calcext:value-type="error">
            <text:p>#VALEUR !</text:p>
          </table:table-cell>
          <table:table-cell table:formula="of:=[.O31]*[.O$42]/[.O$44]" office:value-type="float" office:value="35.1203909787069" calcext:value-type="float">
            <text:p>35,1203909787</text:p>
          </table:table-cell>
          <table:table-cell table:formula="of:=[.P31]*[.P$42]/[.P$44]" office:value-type="string" office:string-value="" calcext:value-type="error">
            <text:p>#VALEUR !</text:p>
          </table:table-cell>
          <table:table-cell table:formula="of:=[.Q31]*[.Q$42]/[.Q$44]" office:value-type="string" office:string-value="" calcext:value-type="error">
            <text:p>#VALEUR !</text:p>
          </table:table-cell>
          <table:table-cell table:formula="of:=[.R31]*[.R$42]/[.R$44]" office:value-type="string" office:string-value="" calcext:value-type="error">
            <text:p>#VALEUR !</text:p>
          </table:table-cell>
          <table:table-cell table:formula="of:=[.S31]*[.S$42]/[.S$44]" office:value-type="string" office:string-value="" calcext:value-type="error">
            <text:p>#VALEUR !</text:p>
          </table:table-cell>
          <table:table-cell table:formula="of:=[.T31]*[.T$42]/[.T$44]" office:value-type="float" office:value="8.01131565621002" calcext:value-type="float">
            <text:p>8,0113156562</text:p>
          </table:table-cell>
          <table:table-cell table:formula="of:=[.U31]*[.U$42]/[.U$44]" office:value-type="string" office:string-value="" calcext:value-type="error">
            <text:p>#VALEUR !</text:p>
          </table:table-cell>
          <table:table-cell table:formula="of:=[.V31]*[.V$42]/[.V$44]" office:value-type="float" office:value="0" calcext:value-type="float">
            <text:p>0</text:p>
          </table:table-cell>
          <table:table-cell table:formula="of:=[.W31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83.1" calcext:value-type="float">
            <text:p>83,1</text:p>
          </table:table-cell>
          <table:table-cell table:formula="of:=[.C32]*[.C$42]/[.C$44]" office:value-type="string" office:string-value="" calcext:value-type="error">
            <text:p>#VALEUR !</text:p>
          </table:table-cell>
          <table:table-cell table:formula="of:=[.D32]*[.D$42]/[.D$44]" office:value-type="float" office:value="0.00826679850631077" calcext:value-type="float">
            <text:p>0,0082667985</text:p>
          </table:table-cell>
          <table:table-cell table:formula="of:=[.E32]*[.E$42]/[.E$44]" office:value-type="string" office:string-value="" calcext:value-type="error">
            <text:p>#VALEUR !</text:p>
          </table:table-cell>
          <table:table-cell table:formula="of:=[.F32]*[.F$42]/[.F$44]" office:value-type="float" office:value="1" calcext:value-type="float">
            <text:p>1</text:p>
          </table:table-cell>
          <table:table-cell table:formula="of:=[.G32]*[.G$42]/[.G$44]" office:value-type="string" office:string-value="" calcext:value-type="error">
            <text:p>#VALEUR !</text:p>
          </table:table-cell>
          <table:table-cell table:formula="of:=[.H32]*[.H$42]/[.H$44]" office:value-type="string" office:string-value="" calcext:value-type="error">
            <text:p>#VALEUR !</text:p>
          </table:table-cell>
          <table:table-cell table:formula="of:=[.I32]*[.I$42]/[.I$44]" office:value-type="string" office:string-value="" calcext:value-type="error">
            <text:p>#VALEUR !</text:p>
          </table:table-cell>
          <table:table-cell table:formula="of:=[.J32]*[.J$42]/[.J$44]" office:value-type="string" office:string-value="" calcext:value-type="error">
            <text:p>#VALEUR !</text:p>
          </table:table-cell>
          <table:table-cell table:formula="of:=[.K32]*[.K$42]/[.K$44]" office:value-type="string" office:string-value="" calcext:value-type="error">
            <text:p>#VALEUR !</text:p>
          </table:table-cell>
          <table:table-cell table:formula="of:=[.L32]*[.L$42]/[.L$44]" office:value-type="string" office:string-value="" calcext:value-type="error">
            <text:p>#VALEUR !</text:p>
          </table:table-cell>
          <table:table-cell table:formula="of:=[.M32]*[.M$42]/[.M$44]" office:value-type="string" office:string-value="" calcext:value-type="error">
            <text:p>#VALEUR !</text:p>
          </table:table-cell>
          <table:table-cell table:formula="of:=[.N32]*[.N$42]/[.N$44]" office:value-type="string" office:string-value="" calcext:value-type="error">
            <text:p>#VALEUR !</text:p>
          </table:table-cell>
          <table:table-cell table:formula="of:=[.O32]*[.O$42]/[.O$44]" office:value-type="float" office:value="39.7650025335261" calcext:value-type="float">
            <text:p>39,7650025335</text:p>
          </table:table-cell>
          <table:table-cell table:formula="of:=[.P32]*[.P$42]/[.P$44]" office:value-type="string" office:string-value="" calcext:value-type="error">
            <text:p>#VALEUR !</text:p>
          </table:table-cell>
          <table:table-cell table:formula="of:=[.Q32]*[.Q$42]/[.Q$44]" office:value-type="string" office:string-value="" calcext:value-type="error">
            <text:p>#VALEUR !</text:p>
          </table:table-cell>
          <table:table-cell table:formula="of:=[.R32]*[.R$42]/[.R$44]" office:value-type="string" office:string-value="" calcext:value-type="error">
            <text:p>#VALEUR !</text:p>
          </table:table-cell>
          <table:table-cell table:formula="of:=[.S32]*[.S$42]/[.S$44]" office:value-type="string" office:string-value="" calcext:value-type="error">
            <text:p>#VALEUR !</text:p>
          </table:table-cell>
          <table:table-cell table:formula="of:=[.T32]*[.T$42]/[.T$44]" office:value-type="float" office:value="9.26758071198774" calcext:value-type="float">
            <text:p>9,267580712</text:p>
          </table:table-cell>
          <table:table-cell table:formula="of:=[.U32]*[.U$42]/[.U$44]" office:value-type="float" office:value="0.097492249743467" calcext:value-type="float">
            <text:p>0,0974922497</text:p>
          </table:table-cell>
          <table:table-cell table:formula="of:=[.V32]*[.V$42]/[.V$44]" office:value-type="float" office:value="0" calcext:value-type="float">
            <text:p>0</text:p>
          </table:table-cell>
          <table:table-cell table:formula="of:=[.W32]*[.W$42]/[.W$44]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float" office:value="84.8" calcext:value-type="float">
            <text:p>84,8</text:p>
          </table:table-cell>
          <table:table-cell table:formula="of:=[.C33]*[.C$42]/[.C$44]" office:value-type="string" office:string-value="" calcext:value-type="error">
            <text:p>#VALEUR !</text:p>
          </table:table-cell>
          <table:table-cell table:formula="of:=[.D33]*[.D$42]/[.D$44]" office:value-type="float" office:value="0.0134463176346735" calcext:value-type="float">
            <text:p>0,0134463176</text:p>
          </table:table-cell>
          <table:table-cell table:formula="of:=[.E33]*[.E$42]/[.E$44]" office:value-type="string" office:string-value="" calcext:value-type="error">
            <text:p>#VALEUR !</text:p>
          </table:table-cell>
          <table:table-cell table:formula="of:=[.F33]*[.F$42]/[.F$44]" office:value-type="float" office:value="1" calcext:value-type="float">
            <text:p>1</text:p>
          </table:table-cell>
          <table:table-cell table:formula="of:=[.G33]*[.G$42]/[.G$44]" office:value-type="string" office:string-value="" calcext:value-type="error">
            <text:p>#VALEUR !</text:p>
          </table:table-cell>
          <table:table-cell table:formula="of:=[.H33]*[.H$42]/[.H$44]" office:value-type="string" office:string-value="" calcext:value-type="error">
            <text:p>#VALEUR !</text:p>
          </table:table-cell>
          <table:table-cell table:formula="of:=[.I33]*[.I$42]/[.I$44]" office:value-type="string" office:string-value="" calcext:value-type="error">
            <text:p>#VALEUR !</text:p>
          </table:table-cell>
          <table:table-cell table:formula="of:=[.J33]*[.J$42]/[.J$44]" office:value-type="string" office:string-value="" calcext:value-type="error">
            <text:p>#VALEUR !</text:p>
          </table:table-cell>
          <table:table-cell table:formula="of:=[.K33]*[.K$42]/[.K$44]" office:value-type="string" office:string-value="" calcext:value-type="error">
            <text:p>#VALEUR !</text:p>
          </table:table-cell>
          <table:table-cell table:formula="of:=[.L33]*[.L$42]/[.L$44]" office:value-type="string" office:string-value="" calcext:value-type="error">
            <text:p>#VALEUR !</text:p>
          </table:table-cell>
          <table:table-cell table:formula="of:=[.M33]*[.M$42]/[.M$44]" office:value-type="string" office:string-value="" calcext:value-type="error">
            <text:p>#VALEUR !</text:p>
          </table:table-cell>
          <table:table-cell table:formula="of:=[.N33]*[.N$42]/[.N$44]" office:value-type="string" office:string-value="" calcext:value-type="error">
            <text:p>#VALEUR !</text:p>
          </table:table-cell>
          <table:table-cell table:formula="of:=[.O33]*[.O$42]/[.O$44]" office:value-type="float" office:value="34.2185963803763" calcext:value-type="float">
            <text:p>34,2185963804</text:p>
          </table:table-cell>
          <table:table-cell table:formula="of:=[.P33]*[.P$42]/[.P$44]" office:value-type="string" office:string-value="" calcext:value-type="error">
            <text:p>#VALEUR !</text:p>
          </table:table-cell>
          <table:table-cell table:formula="of:=[.Q33]*[.Q$42]/[.Q$44]" office:value-type="string" office:string-value="" calcext:value-type="error">
            <text:p>#VALEUR !</text:p>
          </table:table-cell>
          <table:table-cell table:formula="of:=[.R33]*[.R$42]/[.R$44]" office:value-type="string" office:string-value="" calcext:value-type="error">
            <text:p>#VALEUR !</text:p>
          </table:table-cell>
          <table:table-cell table:formula="of:=[.S33]*[.S$42]/[.S$44]" office:value-type="string" office:string-value="" calcext:value-type="error">
            <text:p>#VALEUR !</text:p>
          </table:table-cell>
          <table:table-cell table:formula="of:=[.T33]*[.T$42]/[.T$44]" office:value-type="float" office:value="9.67411171758464" calcext:value-type="float">
            <text:p>9,6741117176</text:p>
          </table:table-cell>
          <table:table-cell table:formula="of:=[.U33]*[.U$42]/[.U$44]" office:value-type="string" office:string-value="" calcext:value-type="error">
            <text:p>#VALEUR !</text:p>
          </table:table-cell>
          <table:table-cell table:formula="of:=[.V33]*[.V$42]/[.V$44]" office:value-type="float" office:value="0" calcext:value-type="float">
            <text:p>0</text:p>
          </table:table-cell>
          <table:table-cell table:formula="of:=[.W33]*[.W$42]/[.W$44]" office:value-type="string" office:string-value="" calcext:value-type="error">
            <text:p>#VALEUR 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9T13:25:50.071559132</dc:date>
    <meta:document-statistic meta:table-count="1" meta:cell-count="1552" meta:object-count="0"/>
    <meta:generator>LibreOffice/4.2.8.2$Linux_X86_64 LibreOffice_project/420m0$Build-2</meta:generator>
  </office:meta>
</office:document-meta>
</file>